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551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7.798cm"/>
    </style:style>
    <style:style style:name="co14" style:family="table-column">
      <style:table-column-properties fo:break-before="auto" style:column-width="2.477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66cm"/>
    </style:style>
    <style:style style:name="co19" style:family="table-column">
      <style:table-column-properties fo:break-before="auto" style:column-width="1.856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133cm"/>
    </style:style>
    <style:style style:name="co23" style:family="table-column">
      <style:table-column-properties fo:break-before="auto" style:column-width="2.023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6.599cm"/>
    </style:style>
    <style:style style:name="co26" style:family="table-column">
      <style:table-column-properties fo:break-before="auto" style:column-width="1.124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1.369cm"/>
    </style:style>
    <style:style style:name="co30" style:family="table-column">
      <style:table-column-properties fo:break-before="auto" style:column-width="1.2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0.961cm"/>
    </style:style>
    <style:style style:name="co35" style:family="table-column">
      <style:table-column-properties fo:break-before="auto" style:column-width="1.917cm"/>
    </style:style>
    <style:style style:name="co36" style:family="table-column">
      <style:table-column-properties fo:break-before="auto" style:column-width="0.797cm"/>
    </style:style>
    <style:style style:name="co37" style:family="table-column">
      <style:table-column-properties fo:break-before="auto" style:column-width="1.316cm"/>
    </style:style>
    <style:style style:name="co38" style:family="table-column">
      <style:table-column-properties fo:break-before="auto" style:column-width="1.118cm"/>
    </style:style>
    <style:style style:name="co39" style:family="table-column">
      <style:table-column-properties fo:break-before="auto" style:column-width="1.27cm"/>
    </style:style>
    <style:style style:name="co40" style:family="table-column">
      <style:table-column-properties fo:break-before="auto" style:column-width="1.3cm"/>
    </style:style>
    <style:style style:name="co41" style:family="table-column">
      <style:table-column-properties fo:break-before="auto" style:column-width="1.392cm"/>
    </style:style>
    <style:style style:name="co42" style:family="table-column">
      <style:table-column-properties fo:break-before="auto" style:column-width="1.007cm"/>
    </style:style>
    <style:style style:name="co43" style:family="table-column">
      <style:table-column-properties fo:break-before="auto" style:column-width="1.498cm"/>
    </style:style>
    <style:style style:name="co44" style:family="table-column">
      <style:table-column-properties fo:break-before="auto" style:column-width="0.843cm"/>
    </style:style>
    <style:style style:name="co45" style:family="table-column">
      <style:table-column-properties fo:break-before="auto" style:column-width="0.877cm"/>
    </style:style>
    <style:style style:name="co46" style:family="table-column">
      <style:table-column-properties fo:break-before="auto" style:column-width="0.898cm"/>
    </style:style>
    <style:style style:name="co47" style:family="table-column">
      <style:table-column-properties fo:break-before="auto" style:column-width="0.572cm"/>
    </style:style>
    <style:style style:name="co48" style:family="table-column">
      <style:table-column-properties fo:break-before="auto" style:column-width="3.521cm"/>
    </style:style>
    <style:style style:name="co49" style:family="table-column">
      <style:table-column-properties fo:break-before="auto" style:column-width="3.63cm"/>
    </style:style>
    <style:style style:name="co50" style:family="table-column">
      <style:table-column-properties fo:break-before="auto" style:column-width="1.942cm"/>
    </style:style>
    <style:style style:name="co51" style:family="table-column">
      <style:table-column-properties fo:break-before="auto" style:column-width="7.28cm"/>
    </style:style>
    <style:style style:name="co52" style:family="table-column">
      <style:table-column-properties fo:break-before="auto" style:column-width="3.602cm"/>
    </style:style>
    <style:style style:name="co53" style:family="table-column">
      <style:table-column-properties fo:break-before="auto" style:column-width="16.293cm"/>
    </style:style>
    <style:style style:name="co54" style:family="table-column">
      <style:table-column-properties fo:break-before="auto" style:column-width="11.555cm"/>
    </style:style>
    <style:style style:name="co55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lette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3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0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91" style:family="table-cell" style:parent-style-name="Default">
      <style:map style:condition="cell-content()&gt;0" style:apply-style-name="ConditionalStyle_5f_10" style:base-cell-address="colours.AL21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recolour.AI6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K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611"/>
        <table:table-column table:style-name="co6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10" table:default-cell-style-name="ce611"/>
        <table:table-column table:style-name="co11" table:default-cell-style-name="ce611"/>
        <table:table-column table:style-name="co12" table:default-cell-style-name="ce611"/>
        <table:table-column table:style-name="co11" table:number-columns-repeated="2" table:default-cell-style-name="ce611"/>
        <table:table-column table:style-name="co13" table:default-cell-style-name="ce611"/>
        <table:table-column table:style-name="co14" table:number-columns-repeated="3" table:default-cell-style-name="ce611"/>
        <table:table-column table:style-name="co15" table:default-cell-style-name="ce617"/>
        <table:table-column table:style-name="co16" table:default-cell-style-name="ce617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ce611"/>
        <table:table-column table:style-name="co21" table:default-cell-style-name="Default"/>
        <table:table-column table:style-name="co22" table:default-cell-style-name="ce611"/>
        <table:table-column table:style-name="co23" table:default-cell-style-name="ce611"/>
        <table:table-column table:style-name="co24" table:number-columns-repeated="2" table:default-cell-style-name="ce611"/>
        <table:table-column table:style-name="co21" table:default-cell-style-name="ce611"/>
        <table:table-column table:style-name="co21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hildsprite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8" office:value-type="string" calcext:value-type="string">
            <text:p>yearstart</text:p>
          </table:table-cell>
          <table:table-cell table:style-name="ce18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c,d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26];[$dropdowns.A:.C];2;0)" office:value-type="float" office:value="10" calcext:value-type="float">
            <text:p>10</text:p>
          </table:table-cell>
          <table:table-cell table:formula="of:=VLOOKUP([.J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29];[$dropdowns.A:.C];2;0)" office:value-type="float" office:value="10" calcext:value-type="float">
            <text:p>10</text:p>
          </table:table-cell>
          <table:table-cell table:formula="of:=VLOOKUP([.J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1];[$dropdowns.A:.C];2;0)" office:value-type="float" office:value="10" calcext:value-type="float">
            <text:p>10</text:p>
          </table:table-cell>
          <table:table-cell table:formula="of:=VLOOKUP([.J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2];[$dropdowns.A:.C];2;0)" office:value-type="float" office:value="14" calcext:value-type="float">
            <text:p>14</text:p>
          </table:table-cell>
          <table:table-cell table:formula="of:=VLOOKUP([.J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3];[$dropdowns.A:.C];2;0)" office:value-type="float" office:value="10" calcext:value-type="float">
            <text:p>10</text:p>
          </table:table-cell>
          <table:table-cell table:formula="of:=VLOOKUP([.J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4];[$dropdowns.A:.C];2;0)" office:value-type="float" office:value="14" calcext:value-type="float">
            <text:p>14</text:p>
          </table:table-cell>
          <table:table-cell table:formula="of:=VLOOKUP([.J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5];[$dropdowns.A:.C];2;0)" office:value-type="float" office:value="10" calcext:value-type="float">
            <text:p>10</text:p>
          </table:table-cell>
          <table:table-cell table:formula="of:=VLOOKUP([.J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6];[$dropdowns.A:.C];2;0)" office:value-type="float" office:value="14" calcext:value-type="float">
            <text:p>14</text:p>
          </table:table-cell>
          <table:table-cell table:formula="of:=VLOOKUP([.J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9];[$dropdowns.A:.C];2;0)" office:value-type="float" office:value="6" calcext:value-type="float">
            <text:p>6</text:p>
          </table:table-cell>
          <table:table-cell table:formula="of:=VLOOKUP([.J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0];[$dropdowns.A:.C];2;0)" office:value-type="float" office:value="10" calcext:value-type="float">
            <text:p>10</text:p>
          </table:table-cell>
          <table:table-cell table:formula="of:=VLOOKUP([.J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1];[$dropdowns.A:.C];2;0)" office:value-type="float" office:value="6" calcext:value-type="float">
            <text:p>6</text:p>
          </table:table-cell>
          <table:table-cell table:formula="of:=VLOOKUP([.J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2];[$dropdowns.A:.C];2;0)" office:value-type="float" office:value="10" calcext:value-type="float">
            <text:p>10</text:p>
          </table:table-cell>
          <table:table-cell table:formula="of:=VLOOKUP([.J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3];[$dropdowns.A:.C];2;0)" office:value-type="float" office:value="6" calcext:value-type="float">
            <text:p>6</text:p>
          </table:table-cell>
          <table:table-cell table:formula="of:=VLOOKUP([.J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4];[$dropdowns.A:.C];2;0)" office:value-type="float" office:value="10" calcext:value-type="float">
            <text:p>10</text:p>
          </table:table-cell>
          <table:table-cell table:formula="of:=VLOOKUP([.J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5];[$dropdowns.A:.C];2;0)" office:value-type="float" office:value="6" calcext:value-type="float">
            <text:p>6</text:p>
          </table:table-cell>
          <table:table-cell table:formula="of:=VLOOKUP([.J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6];[$dropdowns.A:.C];2;0)" office:value-type="float" office:value="10" calcext:value-type="float">
            <text:p>10</text:p>
          </table:table-cell>
          <table:table-cell table:formula="of:=VLOOKUP([.J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7];[$dropdowns.A:.C];2;0)" office:value-type="float" office:value="10" calcext:value-type="float">
            <text:p>10</text:p>
          </table:table-cell>
          <table:table-cell table:formula="of:=VLOOKUP([.J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8];[$dropdowns.A:.C];2;0)" office:value-type="float" office:value="10" calcext:value-type="float">
            <text:p>10</text:p>
          </table:table-cell>
          <table:table-cell table:formula="of:=VLOOKUP([.J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5];[$dropdowns.A:.C];2;0)" office:value-type="float" office:value="6" calcext:value-type="float">
            <text:p>6</text:p>
          </table:table-cell>
          <table:table-cell table:formula="of:=VLOOKUP([.J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6];[$dropdowns.A:.C];2;0)" office:value-type="float" office:value="10" calcext:value-type="float">
            <text:p>10</text:p>
          </table:table-cell>
          <table:table-cell table:formula="of:=VLOOKUP([.J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7];[$dropdowns.A:.C];2;0)" office:value-type="float" office:value="10" calcext:value-type="float">
            <text:p>10</text:p>
          </table:table-cell>
          <table:table-cell table:formula="of:=VLOOKUP([.J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9];[$dropdowns.A:.C];2;0)" office:value-type="float" office:value="6" calcext:value-type="float">
            <text:p>6</text:p>
          </table:table-cell>
          <table:table-cell table:formula="of:=VLOOKUP([.J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0];[$dropdowns.A:.C];2;0)" office:value-type="float" office:value="10" calcext:value-type="float">
            <text:p>10</text:p>
          </table:table-cell>
          <table:table-cell table:formula="of:=VLOOKUP([.J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2];[$dropdowns.A:.C];2;0)" office:value-type="float" office:value="6" calcext:value-type="float">
            <text:p>6</text:p>
          </table:table-cell>
          <table:table-cell table:formula="of:=VLOOKUP([.J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3];[$dropdowns.A:.C];2;0)" office:value-type="float" office:value="10" calcext:value-type="float">
            <text:p>10</text:p>
          </table:table-cell>
          <table:table-cell table:formula="of:=VLOOKUP([.J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4];[$dropdowns.A:.C];2;0)" office:value-type="float" office:value="10" calcext:value-type="float">
            <text:p>10</text:p>
          </table:table-cell>
          <table:table-cell table:formula="of:=VLOOKUP([.J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5];[$dropdowns.A:.C];2;0)" office:value-type="float" office:value="6" calcext:value-type="float">
            <text:p>6</text:p>
          </table:table-cell>
          <table:table-cell table:formula="of:=VLOOKUP([.J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6];[$dropdowns.A:.C];2;0)" office:value-type="float" office:value="10" calcext:value-type="float">
            <text:p>10</text:p>
          </table:table-cell>
          <table:table-cell table:formula="of:=VLOOKUP([.J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7];[$dropdowns.A:.C];2;0)" office:value-type="float" office:value="10" calcext:value-type="float">
            <text:p>10</text:p>
          </table:table-cell>
          <table:table-cell table:formula="of:=VLOOKUP([.J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9];[$dropdowns.A:.C];2;0)" office:value-type="float" office:value="10" calcext:value-type="float">
            <text:p>10</text:p>
          </table:table-cell>
          <table:table-cell table:formula="of:=VLOOKUP([.J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97];[$dropdowns.A:.C];2;0)" office:value-type="float" office:value="10" calcext:value-type="float">
            <text:p>10</text:p>
          </table:table-cell>
          <table:table-cell table:formula="of:=VLOOKUP([.J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d,e,f,g</text:p>
          </table:table-cell>
          <table:table-cell table:style-name="ce2" table:content-validation-name="val2" office:value-type="string" calcext:value-type="string">
            <text:p>{'a': {'X': 2},'b': {'X': 2},'s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102];[$dropdowns.A:.C];2;0)" office:value-type="float" office:value="10" calcext:value-type="float">
            <text:p>10</text:p>
          </table:table-cell>
          <table:table-cell table:formula="of:=VLOOKUP([.J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4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 table:content-validation-name="val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 table:style-name="ce2" table:content-validation-name="val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 table:style-name="ce2" table:content-validation-name="val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,r,u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2">
          <table:table-cell table:number-columns-repeated="10"/>
          <table:table-cell table:content-validation-name="val2" table:number-columns-repeated="3"/>
          <table:table-cell table:number-columns-repeated="18"/>
        </table:table-row>
        <table:table-row table:style-name="ro1">
          <table:table-cell table:number-columns-repeated="10"/>
          <table:table-cell table:content-validation-name="val2" table:number-columns-repeated="3"/>
          <table:table-cell table:number-columns-repeated="18"/>
        </table:table-row>
        <calcext:conditional-formats>
          <calcext:conditional-format calcext:target-range-address="items.C144:items.D1048576 items.C1:items.C125 items.C127:items.C1048576 items.G140:items.I143 items.I137:items.I139 items.I120:items.I135 items.G2:items.H8 items.F9:items.H15 items.F26:items.H30 items.G16:items.H25 items.F41:items.H46 items.G31:items.H40 items.F55:items.H56 items.G47:items.H54 items.F59:items.H60 items.G57:items.H58 items.F63:items.H63 items.G61:items.H62 items.G64:items.H65 items.F72:items.H72 items.G68:items.H71 items.F73:items.F73 items.F66:items.H67 items.F65:items.F65 items.F62:items.F62 items.D1:items.D143 items.G73:items.H139 items.I2:items.I118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5" table:default-cell-style-name="ce652"/>
        <table:table-column table:style-name="co26" table:default-cell-style-name="ce652"/>
        <table:table-column table:style-name="co26" table:default-cell-style-name="ce54"/>
        <table:table-column table:style-name="co27" table:default-cell-style-name="ce54"/>
        <table:table-column table:style-name="co28" table:number-columns-repeated="2" table:default-cell-style-name="ce54"/>
        <table:table-column table:style-name="co29" table:default-cell-style-name="ce54"/>
        <table:table-column table:style-name="co10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default-cell-style-name="ce54"/>
        <table:table-column table:style-name="co34" table:number-columns-repeated="2" table:default-cell-style-name="ce54"/>
        <table:table-column table:style-name="co35" table:default-cell-style-name="ce54"/>
        <table:table-column table:style-name="co36" table:default-cell-style-name="ce54"/>
        <table:table-column table:style-name="co16" table:default-cell-style-name="ce54"/>
        <table:table-column table:style-name="co30" table:number-columns-repeated="14" table:default-cell-style-name="ce54"/>
        <table:table-column table:style-name="co37" table:number-columns-repeated="3" table:default-cell-style-name="ce54"/>
        <table:table-column table:style-name="co38" table:default-cell-style-name="ce820"/>
        <table:table-column table:style-name="co39" table:number-columns-repeated="2" table:default-cell-style-name="ce820"/>
        <table:table-column table:style-name="co40" table:number-columns-repeated="14" table:default-cell-style-name="ce820"/>
        <table:table-column table:style-name="co41" table:number-columns-repeated="6" table:default-cell-style-name="ce820"/>
        <table:table-column table:style-name="co39" table:default-cell-style-name="ce820"/>
        <table:table-column table:style-name="co21" table:default-cell-style-name="ce820"/>
        <table:table-column table:style-name="co21" table:default-cell-style-name="ce181"/>
        <table:table-column table:style-name="co21" table:number-columns-repeated="16319" table:default-cell-style-name="ce820"/>
        <table:table-column table:style-name="co21" table:number-columns-repeated="5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option</text:p>
          </table:table-cell>
          <table:table-cell table:style-name="ce653" office:value-type="string" calcext:value-type="string">
            <text:p>white080F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brn2025bla0106</text:p>
          </table:table-cell>
          <table:table-cell table:style-name="ce653" office:value-type="string" calcext:value-type="string">
            <text:p>brn686Dbla0106</text:p>
          </table:table-cell>
          <table:table-cell table:style-name="ce653" office:value-type="string" calcext:value-type="string">
            <text:p>brn686Dbla0308</text:p>
          </table:table-cell>
          <table:table-cell table:style-name="ce653" office:value-type="string" calcext:value-type="string">
            <text:p>brn686Dgry050A</text:p>
          </table:table-cell>
          <table:table-cell table:style-name="ce653" office:value-type="string" calcext:value-type="string">
            <text:p>brn686Dblu9095</text:p>
          </table:table-cell>
          <table:table-cell table:style-name="ce653" office:value-type="string" calcext:value-type="string">
            <text:p>brn6A6Fbla0106</text:p>
          </table:table-cell>
          <table:table-cell table:style-name="ce653" office:value-type="string" calcext:value-type="string">
            <text:p>brn6A6Fbla0308</text:p>
          </table:table-cell>
          <table:table-cell table:style-name="ce653" office:value-type="string" calcext:value-type="string">
            <text:p>brn6A6Fbla050A</text:p>
          </table:table-cell>
          <table:table-cell table:style-name="ce653" office:value-type="string" calcext:value-type="string">
            <text:p>brn6A6Fbrn686D</text:p>
          </table:table-cell>
          <table:table-cell table:style-name="ce653" office:value-type="string" calcext:value-type="string">
            <text:p>whi0A0Fbl0106</text:p>
          </table:table-cell>
          <table:table-cell table:style-name="ce653" office:value-type="string" calcext:value-type="string">
            <text:p>whi0A0Fbl0308</text:p>
          </table:table-cell>
          <table:table-cell table:style-name="ce653" office:value-type="string" calcext:value-type="string">
            <text:p>whi0A0Fbla050A</text:p>
          </table:table-cell>
          <table:table-cell table:style-name="ce653" office:value-type="string" calcext:value-type="string">
            <text:p>whi0A0Fbrn686D</text:p>
          </table:table-cell>
          <table:table-cell table:style-name="ce653" office:value-type="string" calcext:value-type="string">
            <text:p>whi080Dbla0106</text:p>
          </table:table-cell>
          <table:table-cell table:style-name="ce653" office:value-type="string" calcext:value-type="string">
            <text:p>whi080Dbla0308</text:p>
          </table:table-cell>
          <table:table-cell table:style-name="ce653" office:value-type="string" calcext:value-type="string">
            <text:p>whi080Dbla050A</text:p>
          </table:table-cell>
          <table:table-cell table:style-name="ce653" office:value-type="string" calcext:value-type="string">
            <text:p>whi080Dbrn686D</text:p>
          </table:table-cell>
          <table:table-cell table:style-name="ce21" office:value-type="string" calcext:value-type="string">
            <text:p>sil1116bla0106</text:p>
          </table:table-cell>
          <table:table-cell table:style-name="ce21" office:value-type="string" calcext:value-type="string">
            <text:p>sil1116brn686D</text:p>
          </table:table-cell>
          <table:table-cell table:style-name="ce21" office:value-type="string" calcext:value-type="string">
            <text:p>sil1116pea7378</text:p>
          </table:table-cell>
          <table:table-cell table:style-name="ce21" office:value-type="string" calcext:value-type="string">
            <text:p>sil1116mar292E</text:p>
          </table:table-cell>
          <table:table-cell table:style-name="ce21" office:value-type="string" calcext:value-type="string">
            <text:p>sil1116pea595E</text:p>
          </table:table-cell>
          <table:table-cell table:style-name="ce21" office:value-type="string" calcext:value-type="string">
            <text:p>brn2126bla0106</text:p>
          </table:table-cell>
          <table:table-cell table:style-name="ce21" office:value-type="string" calcext:value-type="string">
            <text:p>brn2126rbn484D</text:p>
          </table:table-cell>
          <table:table-cell table:style-name="ce21" office:value-type="string" calcext:value-type="string">
            <text:p>mar282Dbla0106</text:p>
          </table:table-cell>
          <table:table-cell table:style-name="ce653" office:value-type="string" calcext:value-type="string">
            <text:p>bla0106bla0106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653" office:value-type="float" office:value="38" calcext:value-type="float">
            <text:p>38</text:p>
          </table:table-cell>
          <table:table-cell table:style-name="ce653" office:value-type="float" office:value="39" calcext:value-type="float">
            <text:p>39</text:p>
          </table:table-cell>
          <table:table-cell table:style-name="ce653" office:value-type="float" office:value="40" calcext:value-type="float">
            <text:p>40</text:p>
          </table:table-cell>
          <table:table-cell table:style-name="ce653" office:value-type="float" office:value="41" calcext:value-type="float">
            <text:p>41</text:p>
          </table:table-cell>
          <table:table-cell table:style-name="ce653" office:value-type="float" office:value="42" calcext:value-type="float">
            <text:p>42</text:p>
          </table:table-cell>
          <table:table-cell table:style-name="ce653" office:value-type="float" office:value="43" calcext:value-type="float">
            <text:p>43</text:p>
          </table:table-cell>
          <table:table-cell table:style-name="ce653" office:value-type="float" office:value="44" calcext:value-type="float">
            <text:p>44</text:p>
          </table:table-cell>
          <table:table-cell table:style-name="ce653" office:value-type="float" office:value="45" calcext:value-type="float">
            <text:p>45</text:p>
          </table:table-cell>
          <table:table-cell table:style-name="ce653" office:value-type="float" office:value="46" calcext:value-type="float">
            <text:p>46</text:p>
          </table:table-cell>
          <table:table-cell table:style-name="ce653" office:value-type="float" office:value="47" calcext:value-type="float">
            <text:p>47</text:p>
          </table:table-cell>
          <table:table-cell table:style-name="ce653" office:value-type="float" office:value="48" calcext:value-type="float">
            <text:p>48</text:p>
          </table:table-cell>
          <table:table-cell table:style-name="ce653" office:value-type="float" office:value="49" calcext:value-type="float">
            <text:p>49</text:p>
          </table:table-cell>
          <table:table-cell table:style-name="ce653" office:value-type="float" office:value="50" calcext:value-type="float">
            <text:p>50</text:p>
          </table:table-cell>
          <table:table-cell table:style-name="ce653" office:value-type="float" office:value="51" calcext:value-type="float">
            <text:p>51</text:p>
          </table:table-cell>
          <table:table-cell table:style-name="ce653" office:value-type="float" office:value="52" calcext:value-type="float">
            <text:p>52</text:p>
          </table:table-cell>
          <table:table-cell table:style-name="ce653" office:value-type="float" office:value="53" calcext:value-type="float">
            <text:p>53</text:p>
          </table:table-cell>
          <table:table-cell table:style-name="ce653" office:value-type="float" office:value="54" calcext:value-type="float">
            <text:p>54</text:p>
          </table:table-cell>
          <table:table-cell table:style-name="ce653" office:value-type="float" office:value="55" calcext:value-type="float">
            <text:p>55</text:p>
          </table:table-cell>
          <table:table-cell table:style-name="ce653" office:value-type="float" office:value="56" calcext:value-type="float">
            <text:p>56</text:p>
          </table:table-cell>
          <table:table-cell table:style-name="ce653" office:value-type="float" office:value="57" calcext:value-type="float">
            <text:p>57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49" table:style-name="ce653" office:value-type="string" calcext:value-type="string">
            <text:p>yes</text:p>
          </table:table-cell>
          <table:table-cell table:number-columns-repeated="7" table:style-name="ce21" office:value-type="string" calcext:value-type="string">
            <text:p>yes</text:p>
          </table:table-cell>
          <table:table-cell table:number-columns-repeated="2" table:style-name="ce653" office:value-type="string" calcext:value-type="string">
            <text:p>yes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2"/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56" office:value-type="string" calcext:value-type="string">
            <text:p>01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759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number-columns-repeated="2" table:style-name="ce798" office:value-type="float" office:value="29" calcext:value-type="float">
            <text:p>29</text:p>
          </table:table-cell>
          <table:table-cell table:style-name="ce660" office:value-type="string" calcext:value-type="string">
            <text:p>0E</text:p>
          </table:table-cell>
          <table:table-cell table:style-name="ce946" office:value-type="string" calcext:value-type="string">
            <text:p>CE</text:p>
          </table:table-cell>
          <table:table-cell table:style-name="ce923" office:value-type="string" calcext:value-type="string">
            <text:p>1C</text:p>
          </table:table-cell>
          <table:table-cell table:style-name="ce660" office:value-type="string" calcext:value-type="string">
            <text:p>0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46" office:value-type="string" calcext:value-type="string">
            <text:p>C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23" office:value-type="string" calcext:value-type="string">
            <text:p>1C</text:p>
          </table:table-cell>
          <table:table-cell table:style-name="ce946" office:value-type="string" calcext:value-type="string">
            <text:p>CE</text:p>
          </table:table-cell>
          <table:table-cell table:number-columns-repeated="8" table:style-name="ce918" office:value-type="string" calcext:value-type="string">
            <text:p>BB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2"/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57" office:value-type="string" calcext:value-type="string">
            <text:p>02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number-columns-repeated="2" table:style-name="ce799" office:value-type="string" calcext:value-type="string">
            <text:p>2A</text:p>
          </table:table-cell>
          <table:table-cell table:style-name="ce661" office:value-type="string" calcext:value-type="string">
            <text:p>0F</text:p>
          </table:table-cell>
          <table:table-cell table:style-name="ce956" office:value-type="string" calcext:value-type="string">
            <text:p>CF</text:p>
          </table:table-cell>
          <table:table-cell table:style-name="ce932" office:value-type="string" calcext:value-type="string">
            <text:p>1D</text:p>
          </table:table-cell>
          <table:table-cell table:style-name="ce661" office:value-type="string" calcext:value-type="string">
            <text:p>0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56" office:value-type="string" calcext:value-type="string">
            <text:p>C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32" office:value-type="string" calcext:value-type="string">
            <text:p>1D</text:p>
          </table:table-cell>
          <table:table-cell table:style-name="ce956" office:value-type="string" calcext:value-type="string">
            <text:p>CF</text:p>
          </table:table-cell>
          <table:table-cell table:number-columns-repeated="8" table:style-name="ce927" office:value-type="string" calcext:value-type="string">
            <text:p>BC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2"/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58" office:value-type="string" calcext:value-type="string">
            <text:p>03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673" office:value-type="float" office:value="20" calcext:value-type="float">
            <text:p>20</text:p>
          </table:table-cell>
          <table:table-cell table:number-columns-repeated="4" table:style-name="ce689" office:value-type="float" office:value="68" calcext:value-type="float">
            <text:p>68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4" table:style-name="ce654" office:value-type="string" calcext:value-type="string">
            <text:p>08</text:p>
          </table:table-cell>
          <table:table-cell table:number-columns-repeated="5" table:style-name="ce665" office:value-type="float" office:value="11" calcext:value-type="float">
            <text:p>11</text:p>
          </table:table-cell>
          <table:table-cell table:number-columns-repeated="2" table:style-name="ce674" office:value-type="float" office:value="21" calcext:value-type="float">
            <text:p>21</text:p>
          </table:table-cell>
          <table:table-cell table:style-name="ce797" office:value-type="float" office:value="28" calcext:value-type="float">
            <text:p>28</text:p>
          </table:table-cell>
          <table:table-cell table:style-name="ce756" office:value-type="string" calcext:value-type="string">
            <text:p>01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2"/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59" office:value-type="string" calcext:value-type="string">
            <text:p>04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654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674" office:value-type="float" office:value="21" calcext:value-type="float">
            <text:p>21</text:p>
          </table:table-cell>
          <table:table-cell table:number-columns-repeated="4" table:style-name="ce681" office:value-type="float" office:value="69" calcext:value-type="float">
            <text:p>69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4" table:style-name="ce655" office:value-type="string" calcext:value-type="string">
            <text:p>09</text:p>
          </table:table-cell>
          <table:table-cell table:number-columns-repeated="5" table:style-name="ce666" office:value-type="float" office:value="12" calcext:value-type="float">
            <text:p>12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98" office:value-type="float" office:value="29" calcext:value-type="float">
            <text:p>29</text:p>
          </table:table-cell>
          <table:table-cell table:style-name="ce757" office:value-type="string" calcext:value-type="string">
            <text:p>02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2"/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60" office:value-type="string" calcext:value-type="string">
            <text:p>05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759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759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675" office:value-type="float" office:value="22" calcext:value-type="float">
            <text:p>22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5" table:style-name="ce667" office:value-type="float" office:value="13" calcext:value-type="float">
            <text:p>13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99" office:value-type="string" calcext:value-type="string">
            <text:p>2A</text:p>
          </table:table-cell>
          <table:table-cell table:style-name="ce758" office:value-type="string" calcext:value-type="string">
            <text:p>03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2"/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61" office:value-type="string" calcext:value-type="string">
            <text:p>06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676" office:value-type="float" office:value="23" calcext:value-type="float">
            <text:p>23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5" table:style-name="ce668" office:value-type="float" office:value="14" calcext:value-type="float">
            <text:p>14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800" office:value-type="string" calcext:value-type="string">
            <text:p>2B</text:p>
          </table:table-cell>
          <table:table-cell table:style-name="ce759" office:value-type="string" calcext:value-type="string">
            <text:p>04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2"/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62" office:value-type="string" calcext:value-type="string">
            <text:p>07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677" office:value-type="float" office:value="24" calcext:value-type="float">
            <text:p>24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94" office:value-type="string" calcext:value-type="string">
            <text:p>6E</text:p>
          </table:table-cell>
          <table:table-cell table:number-columns-repeated="4" table:style-name="ce660" office:value-type="string" calcext:value-type="string">
            <text:p>0E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5" table:style-name="ce669" office:value-type="float" office:value="15" calcext:value-type="float">
            <text:p>15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801" office:value-type="string" calcext:value-type="string">
            <text:p>2C</text:p>
          </table:table-cell>
          <table:table-cell table:style-name="ce760" office:value-type="string" calcext:value-type="string">
            <text:p>05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2"/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654" office:value-type="string" calcext:value-type="string">
            <text:p>08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654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654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678" office:value-type="float" office:value="25" calcext:value-type="float">
            <text:p>25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95" office:value-type="string" calcext:value-type="string">
            <text:p>6F</text:p>
          </table:table-cell>
          <table:table-cell table:number-columns-repeated="4" table:style-name="ce661" office:value-type="string" calcext:value-type="string">
            <text:p>0F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5" table:style-name="ce670" office:value-type="float" office:value="16" calcext:value-type="float">
            <text:p>16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802" office:value-type="string" calcext:value-type="string">
            <text:p>2D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847" office:value-type="float" office:value="63" calcext:value-type="float">
            <text:p>63</text:p>
          </table:table-cell>
          <table:table-cell table:style-name="ce899" office:value-type="float" office:value="89" calcext:value-type="float">
            <text:p>89</text:p>
          </table:table-cell>
          <table:table-cell table:style-name="ce767" office:value-type="float" office:value="40" calcext:value-type="float">
            <text:p>40</text:p>
          </table:table-cell>
          <table:table-cell table:number-columns-repeated="2" table:style-name="ce746" office:value-type="string" calcext:value-type="string">
            <text:p>9F</text:p>
          </table:table-cell>
          <table:table-cell table:style-name="ce803" office:value-type="string" calcext:value-type="string">
            <text:p>2E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style-name="ce767" office:value-type="float" office:value="40" calcext:value-type="float">
            <text:p>40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803" office:value-type="string" calcext:value-type="string">
            <text:p>2E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number-columns-repeated="8" table:style-name="ce746" office:value-type="string" calcext:value-type="string">
            <text:p>9F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855" office:value-type="float" office:value="64" calcext:value-type="float">
            <text:p>64</text:p>
          </table:table-cell>
          <table:table-cell table:style-name="ce908" office:value-type="string" calcext:value-type="string">
            <text:p>8A</text:p>
          </table:table-cell>
          <table:table-cell table:style-name="ce768" office:value-type="float" office:value="41" calcext:value-type="float">
            <text:p>41</text:p>
          </table:table-cell>
          <table:table-cell table:number-columns-repeated="2" table:style-name="ce747" office:value-type="string" calcext:value-type="string">
            <text:p>A0</text:p>
          </table:table-cell>
          <table:table-cell table:style-name="ce804" office:value-type="string" calcext:value-type="string">
            <text:p>2F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style-name="ce768" office:value-type="float" office:value="41" calcext:value-type="float">
            <text:p>41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804" office:value-type="string" calcext:value-type="string">
            <text:p>2F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number-columns-repeated="8" table:style-name="ce747" office:value-type="string" calcext:value-type="string">
            <text:p>A0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812" office:value-type="float" office:value="90" calcext:value-type="float">
            <text:p>90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689" office:value-type="float" office:value="68" calcext:value-type="float">
            <text:p>68</text:p>
          </table:table-cell>
          <table:table-cell table:style-name="ce713" office:value-type="float" office:value="73" calcext:value-type="float">
            <text:p>73</text:p>
          </table:table-cell>
          <table:table-cell table:style-name="ce798" office:value-type="float" office:value="29" calcext:value-type="float">
            <text:p>29</text:p>
          </table:table-cell>
          <table:table-cell table:style-name="ce705" office:value-type="float" office:value="59" calcext:value-type="float">
            <text:p>59</text:p>
          </table:table-cell>
          <table:table-cell table:style-name="ce756" office:value-type="string" calcext:value-type="string">
            <text:p>01</text:p>
          </table:table-cell>
          <table:table-cell table:style-name="ce773" office:value-type="float" office:value="48" calcext:value-type="float">
            <text:p>48</text:p>
          </table:table-cell>
          <table:table-cell table:number-columns-repeated="2" table:style-name="ce756" office:value-type="string" calcext:value-type="string">
            <text:p>01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813" office:value-type="float" office:value="91" calcext:value-type="float">
            <text:p>91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681" office:value-type="float" office:value="69" calcext:value-type="float">
            <text:p>69</text:p>
          </table:table-cell>
          <table:table-cell table:style-name="ce714" office:value-type="float" office:value="74" calcext:value-type="float">
            <text:p>74</text:p>
          </table:table-cell>
          <table:table-cell table:style-name="ce799" office:value-type="string" calcext:value-type="string">
            <text:p>2A</text:p>
          </table:table-cell>
          <table:table-cell table:style-name="ce706" office:value-type="string" calcext:value-type="string">
            <text:p>5A</text:p>
          </table:table-cell>
          <table:table-cell table:style-name="ce757" office:value-type="string" calcext:value-type="string">
            <text:p>02</text:p>
          </table:table-cell>
          <table:table-cell table:style-name="ce774" office:value-type="float" office:value="49" calcext:value-type="float">
            <text:p>49</text:p>
          </table:table-cell>
          <table:table-cell table:number-columns-repeated="2" table:style-name="ce757" office:value-type="string" calcext:value-type="string">
            <text:p>02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814" office:value-type="float" office:value="92" calcext:value-type="float">
            <text:p>92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690" office:value-type="string" calcext:value-type="string">
            <text:p>6A</text:p>
          </table:table-cell>
          <table:table-cell table:style-name="ce715" office:value-type="float" office:value="75" calcext:value-type="float">
            <text:p>75</text:p>
          </table:table-cell>
          <table:table-cell table:style-name="ce800" office:value-type="string" calcext:value-type="string">
            <text:p>2B</text:p>
          </table:table-cell>
          <table:table-cell table:style-name="ce707" office:value-type="string" calcext:value-type="string">
            <text:p>5B</text:p>
          </table:table-cell>
          <table:table-cell table:style-name="ce758" office:value-type="string" calcext:value-type="string">
            <text:p>03</text:p>
          </table:table-cell>
          <table:table-cell table:style-name="ce775" office:value-type="string" calcext:value-type="string">
            <text:p>4A</text:p>
          </table:table-cell>
          <table:table-cell table:number-columns-repeated="2" table:style-name="ce758" office:value-type="string" calcext:value-type="string">
            <text:p>03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815" office:value-type="float" office:value="93" calcext:value-type="float">
            <text:p>93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691" office:value-type="string" calcext:value-type="string">
            <text:p>6B</text:p>
          </table:table-cell>
          <table:table-cell table:style-name="ce723" office:value-type="float" office:value="76" calcext:value-type="float">
            <text:p>76</text:p>
          </table:table-cell>
          <table:table-cell table:style-name="ce801" office:value-type="string" calcext:value-type="string">
            <text:p>2C</text:p>
          </table:table-cell>
          <table:table-cell table:style-name="ce708" office:value-type="string" calcext:value-type="string">
            <text:p>5C</text:p>
          </table:table-cell>
          <table:table-cell table:style-name="ce759" office:value-type="string" calcext:value-type="string">
            <text:p>04</text:p>
          </table:table-cell>
          <table:table-cell table:style-name="ce776" office:value-type="string" calcext:value-type="string">
            <text:p>4B</text:p>
          </table:table-cell>
          <table:table-cell table:number-columns-repeated="2" table:style-name="ce759" office:value-type="string" calcext:value-type="string">
            <text:p>04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856" office:value-type="float" office:value="94" calcext:value-type="float">
            <text:p>94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692" office:value-type="string" calcext:value-type="string">
            <text:p>6C</text:p>
          </table:table-cell>
          <table:table-cell table:style-name="ce724" office:value-type="float" office:value="77" calcext:value-type="float">
            <text:p>77</text:p>
          </table:table-cell>
          <table:table-cell table:style-name="ce802" office:value-type="string" calcext:value-type="string">
            <text:p>2D</text:p>
          </table:table-cell>
          <table:table-cell table:style-name="ce709" office:value-type="string" calcext:value-type="string">
            <text:p>5D</text:p>
          </table:table-cell>
          <table:table-cell table:style-name="ce760" office:value-type="string" calcext:value-type="string">
            <text:p>05</text:p>
          </table:table-cell>
          <table:table-cell table:style-name="ce777" office:value-type="string" calcext:value-type="string">
            <text:p>4C</text:p>
          </table:table-cell>
          <table:table-cell table:number-columns-repeated="2" table:style-name="ce760" office:value-type="string" calcext:value-type="string">
            <text:p>05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865" office:value-type="float" office:value="95" calcext:value-type="float">
            <text:p>95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93" office:value-type="string" calcext:value-type="string">
            <text:p>6D</text:p>
          </table:table-cell>
          <table:table-cell table:style-name="ce725" office:value-type="float" office:value="78" calcext:value-type="float">
            <text:p>78</text:p>
          </table:table-cell>
          <table:table-cell table:style-name="ce803" office:value-type="string" calcext:value-type="string">
            <text:p>2E</text:p>
          </table:table-cell>
          <table:table-cell table:style-name="ce710" office:value-type="string" calcext:value-type="string">
            <text:p>5E</text:p>
          </table:table-cell>
          <table:table-cell table:style-name="ce761" office:value-type="string" calcext:value-type="string">
            <text:p>06</text:p>
          </table:table-cell>
          <table:table-cell table:style-name="ce781" office:value-type="string" calcext:value-type="string">
            <text:p>4D</text:p>
          </table:table-cell>
          <table:table-cell table:number-columns-repeated="2" table:style-name="ce761" office:value-type="string" calcext:value-type="string">
            <text:p>06</text:p>
          </table:table-cell>
          <table:table-cell table:style-name="ce21" table:number-columns-repeated="16319"/>
          <table:table-cell table:number-columns-repeated="5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2" table:style-name="ce181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" table:style-name="ce181" office:value-type="float" office:value="0" calcext:value-type="float">
            <text:p>0</text:p>
          </table:table-cell>
          <table:table-cell table:number-columns-repeated="6"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8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number-columns-repeated="2" table:style-name="ce181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5" table:style-name="ce181" office:value-type="float" office:value="0" calcext:value-type="float">
            <text:p>0</text:p>
          </table:table-cell>
          <table:table-cell table:number-columns-repeated="4" table:style-name="ce181" office:value-type="float" office:value="1" calcext:value-type="float">
            <text:p>1</text:p>
          </table:table-cell>
          <table:table-cell table:number-columns-repeated="8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3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5" table:style-name="ce181" office:value-type="float" office:value="0" calcext:value-type="float">
            <text:p>0</text:p>
          </table:table-cell>
          <table:table-cell table:number-columns-repeated="4" table:style-name="ce181" office:value-type="float" office:value="1" calcext:value-type="float">
            <text:p>1</text:p>
          </table:table-cell>
          <table:table-cell table:number-columns-repeated="8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3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0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3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2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number-columns-repeated="4" table:style-name="ce181" office:value-type="float" office:value="1" calcext:value-type="float">
            <text:p>1</text:p>
          </table:table-cell>
          <table:table-cell table:number-columns-repeated="8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3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5" table:style-name="ce181" office:value-type="float" office:value="0" calcext:value-type="float">
            <text:p>0</text:p>
          </table:table-cell>
          <table:table-cell table:number-columns-repeated="6" table:style-name="ce181" office:value-type="float" office:value="1" calcext:value-type="float">
            <text:p>1</text:p>
          </table:table-cell>
          <table:table-cell table:number-columns-repeated="3" table:style-name="ce181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19"/>
          <table:table-cell table:style-name="ce820" table:number-columns-repeated="5"/>
        </table:table-row>
        <table:table-row table:style-name="ro1">
          <table:table-cell table:style-name="ce42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7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" table:style-name="ce181" office:value-type="float" office:value="0" calcext:value-type="float">
            <text:p>0</text:p>
          </table:table-cell>
          <table:table-cell table:number-columns-repeated="5"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style-name="ce42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number-columns-repeated="37"/>
          <table:table-cell table:style-name="ce191" table:number-columns-repeated="2"/>
          <table:table-cell table:number-columns-repeated="16345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P21:colours.Q101 colours.AI152:colours.XFD1048576 colours.R20:colours.AH101 colours.AN151:colours.XFD151 colours.AI151:colours.AK151 colours.AN136:colours.AN150 colours.AH136:colours.AH1048576 colours.B87:colours.O87 colours.A151:colours.AG1048576 colours.B102:colours.AH103 colours.AN105:colours.AN135 colours.C20:colours.O86 colours.B101:colours.O101 colours.C88:colours.O100 colours.AG136:colours.AG149 colours.A20:colours.A52 colours.B150:colours.AG150 colours.C104:colours.AH135 colours.C136:colours.AF149 colours.AK105:colours.AM150 colours.AQ20:colours.XFD150 colours.B104:colours.B104 colours.AK20:colours.AN104">
            <calcext:condition calcext:apply-style-name="ConditionalStyle_10" calcext:value="&gt;0" calcext:base-cell-address="colours.A20"/>
          </calcext:conditional-format>
          <calcext:conditional-format calcext:target-range-address="colours.P20:colours.Q20">
            <calcext:condition calcext:apply-style-name="ConditionalStyle_10" calcext:value="&gt;0" calcext:base-cell-address="colours.P20"/>
          </calcext:conditional-format>
          <calcext:conditional-format calcext:target-range-address="colours.AL151:colours.AM151 colours.AN136:colours.AN150 colours.AL105:colours.AL151 colours.AN105:colours.AN135 colours.AM105:colours.AM150 colours.AL21:colours.AN104">
            <calcext:condition calcext:apply-style-name="ConditionalStyle_10" calcext:value="&gt;0" calcext:base-cell-address="colours.AL21"/>
          </calcext:conditional-format>
          <calcext:conditional-format calcext:target-range-address="colours.AJ136:colours.AJ150 colours.AP136:colours.AP150 colours.AJ105:colours.AJ135 colours.AI105:colours.AI150 colours.AP105:colours.AP135 colours.AO105:colours.AO150 colours.AI20:colours.AJ104 colours.AO20:colours.AP104">
            <calcext:condition calcext:apply-style-name="ConditionalStyle_10" calcext:value="&gt;0" calcext:base-cell-address="colours.AI20"/>
          </calcext:conditional-format>
          <calcext:conditional-format calcext:target-range-address="colours.A53:colours.A150">
            <calcext:condition calcext:apply-style-name="ConditionalStyle_10" calcext:value="&gt;0" calcext:base-cell-address="colours.A53"/>
          </calcext:conditional-format>
        </calcext:conditional-formats>
      </table:table>
      <table:table table:name="recolour" table:style-name="ta3">
        <office:forms form:automatic-focus="false" form:apply-design-mode="false"/>
        <table:table-column table:style-name="co21" table:number-columns-repeated="34" table:default-cell-style-name="Default"/>
        <table:table-column table:style-name="co21" table:default-cell-style-name="ce201"/>
        <table:table-column table:style-name="co21" table:default-cell-style-name="ce2"/>
        <table:table-column table:style-name="co21" table:number-columns-repeated="19" table:default-cell-style-name="Default"/>
        <table:table-row table:style-name="ro1">
          <table:table-cell/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brn2025bla0106</text:p>
          </table:table-cell>
          <table:table-cell table:style-name="ce653" office:value-type="string" calcext:value-type="string">
            <text:p>brn686Dbla0106</text:p>
          </table:table-cell>
          <table:table-cell table:style-name="ce653" office:value-type="string" calcext:value-type="string">
            <text:p>brn686Dbla0308</text:p>
          </table:table-cell>
          <table:table-cell table:style-name="ce653" office:value-type="string" calcext:value-type="string">
            <text:p>brn686Dgry050A</text:p>
          </table:table-cell>
          <table:table-cell table:style-name="ce653" office:value-type="string" calcext:value-type="string">
            <text:p>brn6A6Fbla0106</text:p>
          </table:table-cell>
          <table:table-cell table:style-name="ce653" office:value-type="string" calcext:value-type="string">
            <text:p>brn6A6Fbla0308</text:p>
          </table:table-cell>
          <table:table-cell table:style-name="ce653" office:value-type="string" calcext:value-type="string">
            <text:p>brn6A6Fbla050A</text:p>
          </table:table-cell>
          <table:table-cell table:style-name="ce653" office:value-type="string" calcext:value-type="string">
            <text:p>brn6A6Fbrn686D</text:p>
          </table:table-cell>
          <table:table-cell table:style-name="ce653" office:value-type="string" calcext:value-type="string">
            <text:p>whi0A0Fbl0106</text:p>
          </table:table-cell>
          <table:table-cell table:style-name="ce653" office:value-type="string" calcext:value-type="string">
            <text:p>whi0A0Fbl0308</text:p>
          </table:table-cell>
          <table:table-cell table:style-name="ce653" office:value-type="string" calcext:value-type="string">
            <text:p>whi0A0Fbla050A</text:p>
          </table:table-cell>
          <table:table-cell table:style-name="ce653" office:value-type="string" calcext:value-type="string">
            <text:p>whi0A0Fbrn686D</text:p>
          </table:table-cell>
          <table:table-cell table:style-name="ce653" office:value-type="string" calcext:value-type="string">
            <text:p>whi080Dbla0106</text:p>
          </table:table-cell>
          <table:table-cell table:style-name="ce653" office:value-type="string" calcext:value-type="string">
            <text:p>whi080Dbla0308</text:p>
          </table:table-cell>
          <table:table-cell table:style-name="ce653" office:value-type="string" calcext:value-type="string">
            <text:p>whi080Dbla050A</text:p>
          </table:table-cell>
          <table:table-cell table:style-name="ce653" office:value-type="string" calcext:value-type="string">
            <text:p>whi080Dbrn686D</text:p>
          </table:table-cell>
          <table:table-cell table:style-name="ce24" office:value-type="string" calcext:value-type="string">
            <text:p>sil1116bla0106</text:p>
          </table:table-cell>
          <table:table-cell table:style-name="ce24" office:value-type="string" calcext:value-type="string">
            <text:p>sil1116brn686D</text:p>
          </table:table-cell>
          <table:table-cell table:style-name="ce24" office:value-type="string" calcext:value-type="string">
            <text:p>sil1116pea7378</text:p>
          </table:table-cell>
          <table:table-cell table:style-name="ce24" office:value-type="string" calcext:value-type="string">
            <text:p>sil1116pea292E</text:p>
          </table:table-cell>
          <table:table-cell table:style-name="ce24" office:value-type="string" calcext:value-type="string">
            <text:p>sil1116pea595E</text:p>
          </table:table-cell>
          <table:table-cell table:style-name="ce24" office:value-type="string" calcext:value-type="string">
            <text:p>brn2126bla0106</text:p>
          </table:table-cell>
        </table:table-row>
        <table:table-row table:style-name="ro1">
          <table:table-cell/>
          <table:table-cell table:formula="of:=COUNTIF([$colours.C20:.C150];&quot;&gt;0&quot;)" office:value-type="float" office:value="39" calcext:value-type="float">
            <text:p>39</text:p>
          </table:table-cell>
          <table:table-cell table:formula="of:=COUNTIF([$colours.D20:.D150];&quot;&gt;0&quot;)" office:value-type="float" office:value="49" calcext:value-type="float">
            <text:p>49</text:p>
          </table:table-cell>
          <table:table-cell table:formula="of:=COUNTIF([$colours.E20:.E150];&quot;&gt;0&quot;)" office:value-type="float" office:value="58" calcext:value-type="float">
            <text:p>58</text:p>
          </table:table-cell>
          <table:table-cell table:formula="of:=COUNTIF([$colours.F20:.F150];&quot;&gt;0&quot;)" office:value-type="float" office:value="62" calcext:value-type="float">
            <text:p>62</text:p>
          </table:table-cell>
          <table:table-cell table:formula="of:=COUNTIF([$colours.G20:.G150];&quot;&gt;0&quot;)" office:value-type="float" office:value="31" calcext:value-type="float">
            <text:p>31</text:p>
          </table:table-cell>
          <table:table-cell table:formula="of:=COUNTIF([$colours.H20:.H150];&quot;&gt;0&quot;)" office:value-type="float" office:value="17" calcext:value-type="float">
            <text:p>17</text:p>
          </table:table-cell>
          <table:table-cell table:formula="of:=COUNTIF([$colours.I20:.I150];&quot;&gt;0&quot;)" office:value-type="float" office:value="6" calcext:value-type="float">
            <text:p>6</text:p>
          </table:table-cell>
          <table:table-cell table:formula="of:=COUNTIF([$colours.J20:.J150];&quot;&gt;0&quot;)" office:value-type="float" office:value="21" calcext:value-type="float">
            <text:p>21</text:p>
          </table:table-cell>
          <table:table-cell table:formula="of:=COUNTIF([$colours.K20:.K150];&quot;&gt;0&quot;)" office:value-type="float" office:value="24" calcext:value-type="float">
            <text:p>24</text:p>
          </table:table-cell>
          <table:table-cell table:formula="of:=COUNTIF([$colours.L20:.L150];&quot;&gt;0&quot;)" office:value-type="float" office:value="57" calcext:value-type="float">
            <text:p>57</text:p>
          </table:table-cell>
          <table:table-cell table:formula="of:=COUNTIF([$colours.M20:.M150];&quot;&gt;0&quot;)" office:value-type="float" office:value="30" calcext:value-type="float">
            <text:p>30</text:p>
          </table:table-cell>
          <table:table-cell table:formula="of:=COUNTIF([$colours.N20:.N150];&quot;&gt;0&quot;)" office:value-type="float" office:value="9" calcext:value-type="float">
            <text:p>9</text:p>
          </table:table-cell>
          <table:table-cell table:formula="of:=COUNTIF([$colours.O20:.O150];&quot;&gt;0&quot;)" office:value-type="float" office:value="35" calcext:value-type="float">
            <text:p>35</text:p>
          </table:table-cell>
          <table:table-cell table:formula="of:=COUNTIF([$colours.P20:.P150];&quot;&gt;0&quot;)" office:value-type="float" office:value="12" calcext:value-type="float">
            <text:p>12</text:p>
          </table:table-cell>
          <table:table-cell table:formula="of:=COUNTIF([$colours.Q20:.Q150];&quot;&gt;0&quot;)" office:value-type="float" office:value="4" calcext:value-type="float">
            <text:p>4</text:p>
          </table:table-cell>
          <table:table-cell table:formula="of:=COUNTIF([$colours.R20:.R150];&quot;&gt;0&quot;)" office:value-type="float" office:value="4" calcext:value-type="float">
            <text:p>4</text:p>
          </table:table-cell>
          <table:table-cell table:formula="of:=COUNTIF([$colours.S20:.S150];&quot;&gt;0&quot;)" office:value-type="float" office:value="4" calcext:value-type="float">
            <text:p>4</text:p>
          </table:table-cell>
          <table:table-cell table:formula="of:=COUNTIF([$colours.T20:.T150];&quot;&gt;0&quot;)" office:value-type="float" office:value="1" calcext:value-type="float">
            <text:p>1</text:p>
          </table:table-cell>
          <table:table-cell table:formula="of:=COUNTIF([$colours.U20:.U150];&quot;&gt;0&quot;)" office:value-type="float" office:value="1" calcext:value-type="float">
            <text:p>1</text:p>
          </table:table-cell>
          <table:table-cell table:formula="of:=COUNTIF([$colours.V20:.V150];&quot;&gt;0&quot;)" office:value-type="float" office:value="17" calcext:value-type="float">
            <text:p>17</text:p>
          </table:table-cell>
          <table:table-cell table:formula="of:=COUNTIF([$colours.W20:.W150];&quot;&gt;0&quot;)" office:value-type="float" office:value="16" calcext:value-type="float">
            <text:p>16</text:p>
          </table:table-cell>
          <table:table-cell table:formula="of:=COUNTIF([$colours.X20:.X150];&quot;&gt;0&quot;)" office:value-type="float" office:value="12" calcext:value-type="float">
            <text:p>12</text:p>
          </table:table-cell>
          <table:table-cell table:formula="of:=COUNTIF([$colours.Y20:.Y150];&quot;&gt;0&quot;)" office:value-type="float" office:value="16" calcext:value-type="float">
            <text:p>16</text:p>
          </table:table-cell>
          <table:table-cell table:formula="of:=COUNTIF([$colours.Z20:.Z150];&quot;&gt;0&quot;)" office:value-type="float" office:value="13" calcext:value-type="float">
            <text:p>13</text:p>
          </table:table-cell>
          <table:table-cell table:formula="of:=COUNTIF([$colours.AA20:.AA150];&quot;&gt;0&quot;)" office:value-type="float" office:value="13" calcext:value-type="float">
            <text:p>13</text:p>
          </table:table-cell>
          <table:table-cell table:formula="of:=COUNTIF([$colours.AB20:.AB150];&quot;&gt;0&quot;)" office:value-type="float" office:value="13" calcext:value-type="float">
            <text:p>13</text:p>
          </table:table-cell>
          <table:table-cell table:formula="of:=COUNTIF([$colours.AC20:.AC150];&quot;&gt;0&quot;)" office:value-type="float" office:value="11" calcext:value-type="float">
            <text:p>11</text:p>
          </table:table-cell>
          <table:table-cell table:formula="of:=COUNTIF([$colours.AD20:.AD150];&quot;&gt;0&quot;)" office:value-type="float" office:value="14" calcext:value-type="float">
            <text:p>14</text:p>
          </table:table-cell>
          <table:table-cell table:formula="of:=COUNTIF([$colours.AE20:.AE150];&quot;&gt;0&quot;)" office:value-type="float" office:value="15" calcext:value-type="float">
            <text:p>15</text:p>
          </table:table-cell>
          <table:table-cell table:formula="of:=COUNTIF([$colours.AF20:.AF150];&quot;&gt;0&quot;)" office:value-type="float" office:value="15" calcext:value-type="float">
            <text:p>15</text:p>
          </table:table-cell>
          <table:table-cell table:formula="of:=COUNTIF([$colours.AG20:.AG150];&quot;&gt;0&quot;)" office:value-type="float" office:value="18" calcext:value-type="float">
            <text:p>18</text:p>
          </table:table-cell>
          <table:table-cell table:formula="of:=COUNTIF([$colours.AH20:.AH150];&quot;&gt;0&quot;)" office:value-type="float" office:value="4" calcext:value-type="float">
            <text:p>4</text:p>
          </table:table-cell>
          <table:table-cell table:formula="of:=COUNTIF([$colours.AI20:.AI150];&quot;&gt;0&quot;)" office:value-type="float" office:value="3" calcext:value-type="float">
            <text:p>3</text:p>
          </table:table-cell>
          <table:table-cell table:style-name="Default" table:formula="of:=COUNTIF([$colours.AJ20:.AJ150];&quot;&gt;0&quot;)" office:value-type="float" office:value="5" calcext:value-type="float">
            <text:p>5</text:p>
          </table:table-cell>
          <table:table-cell table:style-name="Default" table:formula="of:=COUNTIF([$colours.AK20:.AK150];&quot;&gt;0&quot;)" office:value-type="float" office:value="3" calcext:value-type="float">
            <text:p>3</text:p>
          </table:table-cell>
          <table:table-cell table:formula="of:=COUNTIF([$colours.AL20:.AL150];&quot;&gt;0&quot;)" office:value-type="float" office:value="3" calcext:value-type="float">
            <text:p>3</text:p>
          </table:table-cell>
          <table:table-cell table:formula="of:=COUNTIF([$colours.AN20:.AN150];&quot;&gt;0&quot;)" office:value-type="float" office:value="4" calcext:value-type="float">
            <text:p>4</text:p>
          </table:table-cell>
          <table:table-cell table:formula="of:=COUNTIF([$colours.AO20:.AO150];&quot;&gt;0&quot;)" office:value-type="float" office:value="3" calcext:value-type="float">
            <text:p>3</text:p>
          </table:table-cell>
          <table:table-cell table:formula="of:=COUNTIF([$colours.AP20:.AP150];&quot;&gt;0&quot;)" office:value-type="float" office:value="3" calcext:value-type="float">
            <text:p>3</text:p>
          </table:table-cell>
          <table:table-cell table:formula="of:=COUNTIF([$colours.AQ20:.AQ150];&quot;&gt;0&quot;)" office:value-type="float" office:value="3" calcext:value-type="float">
            <text:p>3</text:p>
          </table:table-cell>
          <table:table-cell table:formula="of:=COUNTIF([$colours.AR20:.AR150];&quot;&gt;0&quot;)" office:value-type="float" office:value="1" calcext:value-type="float">
            <text:p>1</text:p>
          </table:table-cell>
          <table:table-cell table:formula="of:=COUNTIF([$colours.AS20:.AS150];&quot;&gt;0&quot;)" office:value-type="float" office:value="0" calcext:value-type="float">
            <text:p>0</text:p>
          </table:table-cell>
          <table:table-cell table:formula="of:=COUNTIF([$colours.AT20:.AT150];&quot;&gt;0&quot;)" office:value-type="float" office:value="0" calcext:value-type="float">
            <text:p>0</text:p>
          </table:table-cell>
          <table:table-cell table:formula="of:=COUNTIF([$colours.AU20:.AU150];&quot;&gt;0&quot;)" office:value-type="float" office:value="1" calcext:value-type="float">
            <text:p>1</text:p>
          </table:table-cell>
          <table:table-cell table:formula="of:=COUNTIF([$colours.AV20:.AV150];&quot;&gt;0&quot;)" office:value-type="float" office:value="4" calcext:value-type="float">
            <text:p>4</text:p>
          </table:table-cell>
          <table:table-cell table:formula="of:=COUNTIF([$colours.AW20:.AW150];&quot;&gt;0&quot;)" office:value-type="float" office:value="5" calcext:value-type="float">
            <text:p>5</text:p>
          </table:table-cell>
          <table:table-cell table:formula="of:=COUNTIF([$colours.AX20:.AX150];&quot;&gt;0&quot;)" office:value-type="float" office:value="4" calcext:value-type="float">
            <text:p>4</text:p>
          </table:table-cell>
          <table:table-cell table:formula="of:=COUNTIF([$colours.AY20:.AY150];&quot;&gt;0&quot;)" office:value-type="float" office:value="4" calcext:value-type="float">
            <text:p>4</text:p>
          </table:table-cell>
          <table:table-cell table:formula="of:=COUNTIF([$colours.AZ20:.AZ150];&quot;&gt;0&quot;)" office:value-type="float" office:value="4" calcext:value-type="float">
            <text:p>4</text:p>
          </table:table-cell>
          <table:table-cell table:formula="of:=COUNTIF([$colours.BA20:.BA150];&quot;&gt;0&quot;)" office:value-type="float" office:value="3" calcext:value-type="float">
            <text:p>3</text:p>
          </table:table-cell>
          <table:table-cell table:formula="of:=COUNTIF([$colours.BB20:.BB150];&quot;&gt;0&quot;)" office:value-type="float" office:value="2" calcext:value-type="float">
            <text:p>2</text:p>
          </table:table-cell>
          <table:table-cell table:formula="of:=COUNTIF([$colours.BC20:.BC150];&quot;&gt;0&quot;)" office:value-type="float" office:value="4" calcext:value-type="float">
            <text:p>4</text:p>
          </table:table-cell>
          <table:table-cell table:formula="of:=COUNTIF([$colours.BD20:.BD150];&quot;&gt;0&quot;)" office:value-type="float" office:value="2" calcext:value-type="float">
            <text:p>2</text:p>
          </table:table-cell>
          <table:table-cell table:formula="of:=COUNTIF([$colours.BE20:.BE150];&quot;&gt;0&quot;)" office:value-type="float" office:value="4" calcext:value-type="float">
            <text:p>4</text:p>
          </table:table-cell>
        </table:table-row>
        <table:table-row table:style-name="ro1" table:number-rows-repeated="3">
          <table:table-cell table:number-columns-repeated="34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34"/>
          <table:table-cell office:value-type="string" calcext:value-type="string">
            <text:p>landmark_tower_new_colours</text:p>
          </table:table-cell>
          <table:table-cell table:style-name="Default"/>
          <table:table-cell/>
          <table:table-cell table:formula="of:=SUBSTITUTE([.AI6];&quot;_new_colours&quot;;&quot;&quot;)" office:value-type="string" office:string-value="landmark_tower" calcext:value-type="string">
            <text:p>landmark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andmark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]=&quot;new&quot;;SUBSTITUTE([.AI7];&quot;_new_colours&quot;;&quot;&quot;);SUBSTITUTE([.AI7];&quot;_old_colours&quot;;&quot;&quot;))" office:value-type="string" office:string-value="landmark_tower" calcext:value-type="string">
            <text:p>landmark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arge_wooden_farm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]=&quot;new&quot;;SUBSTITUTE([.AI8];&quot;_new_colours&quot;;&quot;&quot;);SUBSTITUTE([.AI8];&quot;_old_colours&quot;;&quot;&quot;))" office:value-type="string" office:string-value="large_wooden_farmhouse" calcext:value-type="string">
            <text:p>large_wooden_farm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arge_wooden_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]=&quot;new&quot;;SUBSTITUTE([.AI9];&quot;_new_colours&quot;;&quot;&quot;);SUBSTITUTE([.AI9];&quot;_old_colours&quot;;&quot;&quot;))" office:value-type="string" office:string-value="large_wooden_house" calcext:value-type="string">
            <text:p>large_wooden_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ong_wooden_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0]=&quot;new&quot;;SUBSTITUTE([.AI10];&quot;_new_colours&quot;;&quot;&quot;);SUBSTITUTE([.AI10];&quot;_old_colours&quot;;&quot;&quot;))" office:value-type="string" office:string-value="long_wooden_house" calcext:value-type="string">
            <text:p>long_wooden_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ong_wooden_town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1]=&quot;new&quot;;SUBSTITUTE([.AI11];&quot;_new_colours&quot;;&quot;&quot;);SUBSTITUTE([.AI11];&quot;_old_colours&quot;;&quot;&quot;))" office:value-type="string" office:string-value="long_wooden_townhouses" calcext:value-type="string">
            <text:p>long_wooden_town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atsu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2]=&quot;new&quot;;SUBSTITUTE([.AI12];&quot;_new_colours&quot;;&quot;&quot;);SUBSTITUTE([.AI12];&quot;_old_colours&quot;;&quot;&quot;))" office:value-type="string" office:string-value="matsuo" calcext:value-type="string">
            <text:p>matsu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atsuo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13]=&quot;new&quot;;SUBSTITUTE([.AI13];&quot;_new_colours&quot;;&quot;&quot;);SUBSTITUTE([.AI13];&quot;_old_colours&quot;;&quot;&quot;))" office:value-type="string" office:string-value="matsuo" calcext:value-type="string">
            <text:p>matsu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itsui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4]=&quot;new&quot;;SUBSTITUTE([.AI14];&quot;_new_colours&quot;;&quot;&quot;);SUBSTITUTE([.AI14];&quot;_old_colours&quot;;&quot;&quot;))" office:value-type="string" office:string-value="mitsui_tower" calcext:value-type="string">
            <text:p>mitsui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iyazak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5]=&quot;new&quot;;SUBSTITUTE([.AI15];&quot;_new_colours&quot;;&quot;&quot;);SUBSTITUTE([.AI15];&quot;_old_colours&quot;;&quot;&quot;))" office:value-type="string" office:string-value="miyazaki" calcext:value-type="string">
            <text:p>miyaza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iyazak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16]=&quot;new&quot;;SUBSTITUTE([.AI16];&quot;_new_colours&quot;;&quot;&quot;);SUBSTITUTE([.AI16];&quot;_old_colours&quot;;&quot;&quot;))" office:value-type="string" office:string-value="miyazaki" calcext:value-type="string">
            <text:p>miyaza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dern_office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7]=&quot;new&quot;;SUBSTITUTE([.AI17];&quot;_new_colours&quot;;&quot;&quot;);SUBSTITUTE([.AI17];&quot;_old_colours&quot;;&quot;&quot;))" office:value-type="string" office:string-value="modern_office_tower" calcext:value-type="string">
            <text:p>modern_office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j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8]=&quot;new&quot;;SUBSTITUTE([.AI18];&quot;_new_colours&quot;;&quot;&quot;);SUBSTITUTE([.AI18];&quot;_old_colours&quot;;&quot;&quot;))" office:value-type="string" office:string-value="moj" calcext:value-type="string">
            <text:p>moj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r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9]=&quot;new&quot;;SUBSTITUTE([.AI19];&quot;_new_colours&quot;;&quot;&quot;);SUBSTITUTE([.AI19];&quot;_old_colours&quot;;&quot;&quot;))" office:value-type="string" office:string-value="mori" calcext:value-type="string">
            <text:p>mor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r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0]=&quot;new&quot;;SUBSTITUTE([.AI20];&quot;_new_colours&quot;;&quot;&quot;);SUBSTITUTE([.AI20];&quot;_old_colours&quot;;&quot;&quot;))" office:value-type="string" office:string-value="mori" calcext:value-type="string">
            <text:p>mor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ultimedia_offic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1]=&quot;new&quot;;SUBSTITUTE([.AI21];&quot;_new_colours&quot;;&quot;&quot;);SUBSTITUTE([.AI21];&quot;_old_colours&quot;;&quot;&quot;))" office:value-type="string" office:string-value="multimedia_offices" calcext:value-type="string">
            <text:p>multimedia_offic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urakam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2]=&quot;new&quot;;SUBSTITUTE([.AI22];&quot;_new_colours&quot;;&quot;&quot;);SUBSTITUTE([.AI22];&quot;_old_colours&quot;;&quot;&quot;))" office:value-type="string" office:string-value="murakami" calcext:value-type="string">
            <text:p>murakam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urakam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3]=&quot;new&quot;;SUBSTITUTE([.AI23];&quot;_new_colours&quot;;&quot;&quot;);SUBSTITUTE([.AI23];&quot;_old_colours&quot;;&quot;&quot;))" office:value-type="string" office:string-value="murakami" calcext:value-type="string">
            <text:p>murakam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4]=&quot;new&quot;;SUBSTITUTE([.AI24];&quot;_new_colours&quot;;&quot;&quot;);SUBSTITUTE([.AI24];&quot;_old_colours&quot;;&quot;&quot;))" office:value-type="string" office:string-value="nagai" calcext:value-type="string">
            <text:p>naga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5]=&quot;new&quot;;SUBSTITUTE([.AI25];&quot;_new_colours&quot;;&quot;&quot;);SUBSTITUTE([.AI25];&quot;_old_colours&quot;;&quot;&quot;))" office:value-type="string" office:string-value="nagai" calcext:value-type="string">
            <text:p>naga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num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6]=&quot;new&quot;;SUBSTITUTE([.AI26];&quot;_new_colours&quot;;&quot;&quot;);SUBSTITUTE([.AI26];&quot;_old_colours&quot;;&quot;&quot;))" office:value-type="string" office:string-value="naganuma" calcext:value-type="string">
            <text:p>naganu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num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7]=&quot;new&quot;;SUBSTITUTE([.AI27];&quot;_new_colours&quot;;&quot;&quot;);SUBSTITUTE([.AI27];&quot;_old_colours&quot;;&quot;&quot;))" office:value-type="string" office:string-value="naganuma" calcext:value-type="string">
            <text:p>naganu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oy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8]=&quot;new&quot;;SUBSTITUTE([.AI28];&quot;_new_colours&quot;;&quot;&quot;);SUBSTITUTE([.AI28];&quot;_old_colours&quot;;&quot;&quot;))" office:value-type="string" office:string-value="nagoya" calcext:value-type="string">
            <text:p>nagoy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mur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9]=&quot;new&quot;;SUBSTITUTE([.AI29];&quot;_new_colours&quot;;&quot;&quot;);SUBSTITUTE([.AI29];&quot;_old_colours&quot;;&quot;&quot;))" office:value-type="string" office:string-value="nakamura" calcext:value-type="string">
            <text:p>nakamur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mur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0]=&quot;new&quot;;SUBSTITUTE([.AI30];&quot;_new_colours&quot;;&quot;&quot;);SUBSTITUTE([.AI30];&quot;_old_colours&quot;;&quot;&quot;))" office:value-type="string" office:string-value="nakamura" calcext:value-type="string">
            <text:p>nakamur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sat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1]=&quot;new&quot;;SUBSTITUTE([.AI31];&quot;_new_colours&quot;;&quot;&quot;);SUBSTITUTE([.AI31];&quot;_old_colours&quot;;&quot;&quot;))" office:value-type="string" office:string-value="nakasato" calcext:value-type="string">
            <text:p>nakasat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sato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2]=&quot;new&quot;;SUBSTITUTE([.AI32];&quot;_new_colours&quot;;&quot;&quot;);SUBSTITUTE([.AI32];&quot;_old_colours&quot;;&quot;&quot;))" office:value-type="string" office:string-value="nakasato" calcext:value-type="string">
            <text:p>nakasat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yam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3]=&quot;new&quot;;SUBSTITUTE([.AI33];&quot;_new_colours&quot;;&quot;&quot;);SUBSTITUTE([.AI33];&quot;_old_colours&quot;;&quot;&quot;))" office:value-type="string" office:string-value="nakayama" calcext:value-type="string">
            <text:p>nakaya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yam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4]=&quot;new&quot;;SUBSTITUTE([.AI34];&quot;_new_colours&quot;;&quot;&quot;);SUBSTITUTE([.AI34];&quot;_old_colours&quot;;&quot;&quot;))" office:value-type="string" office:string-value="nakayama" calcext:value-type="string">
            <text:p>nakaya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ishikaw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5]=&quot;new&quot;;SUBSTITUTE([.AI35];&quot;_new_colours&quot;;&quot;&quot;);SUBSTITUTE([.AI35];&quot;_old_colours&quot;;&quot;&quot;))" office:value-type="string" office:string-value="nishikawa" calcext:value-type="string">
            <text:p>nishikaw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ishikaw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6]=&quot;new&quot;;SUBSTITUTE([.AI36];&quot;_new_colours&quot;;&quot;&quot;);SUBSTITUTE([.AI36];&quot;_old_colours&quot;;&quot;&quot;))" office:value-type="string" office:string-value="nishikawa" calcext:value-type="string">
            <text:p>nishikaw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7]=&quot;new&quot;;SUBSTITUTE([.AI37];&quot;_new_colours&quot;;&quot;&quot;);SUBSTITUTE([.AI37];&quot;_old_colours&quot;;&quot;&quot;))" office:value-type="string" office:string-value="obuilding" calcext:value-type="string">
            <text:p>o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ffice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8]=&quot;new&quot;;SUBSTITUTE([.AI38];&quot;_new_colours&quot;;&quot;&quot;);SUBSTITUTE([.AI38];&quot;_old_colours&quot;;&quot;&quot;))" office:value-type="string" office:string-value="office_tower" calcext:value-type="string">
            <text:p>office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kada_office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9]=&quot;new&quot;;SUBSTITUTE([.AI39];&quot;_new_colours&quot;;&quot;&quot;);SUBSTITUTE([.AI39];&quot;_old_colours&quot;;&quot;&quot;))" office:value-type="string" office:string-value="okada_office_tower" calcext:value-type="string">
            <text:p>okada_office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ld_office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0]=&quot;new&quot;;SUBSTITUTE([.AI40];&quot;_new_colours&quot;;&quot;&quot;);SUBSTITUTE([.AI40];&quot;_old_colours&quot;;&quot;&quot;))" office:value-type="string" office:string-value="old_office_building" calcext:value-type="string">
            <text:p>old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ld_office_building_old_colours</text:p>
          </table:table-cell>
          <table:table-cell table:style-name="ce201" office:value-type="string" calcext:value-type="string">
            <text:p>old</text:p>
          </table:table-cell>
          <table:table-cell/>
          <table:table-cell table:formula="of:=IF([.AJ41]=&quot;new&quot;;SUBSTITUTE([.AI41];&quot;_new_colours&quot;;&quot;&quot;);SUBSTITUTE([.AI41];&quot;_old_colours&quot;;&quot;&quot;))" office:value-type="string" office:string-value="old_office_building" calcext:value-type="string">
            <text:p>old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ld_vill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2]=&quot;new&quot;;SUBSTITUTE([.AI42];&quot;_new_colours&quot;;&quot;&quot;);SUBSTITUTE([.AI42];&quot;_old_colours&quot;;&quot;&quot;))" office:value-type="string" office:string-value="old_villa" calcext:value-type="string">
            <text:p>old_vill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nsen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3]=&quot;new&quot;;SUBSTITUTE([.AI43];&quot;_new_colours&quot;;&quot;&quot;);SUBSTITUTE([.AI43];&quot;_old_colours&quot;;&quot;&quot;))" office:value-type="string" office:string-value="onsen" calcext:value-type="string">
            <text:p>onsen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sak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4]=&quot;new&quot;;SUBSTITUTE([.AI44];&quot;_new_colours&quot;;&quot;&quot;);SUBSTITUTE([.AI44];&quot;_old_colours&quot;;&quot;&quot;))" office:value-type="string" office:string-value="osaka" calcext:value-type="string">
            <text:p>osak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t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5]=&quot;new&quot;;SUBSTITUTE([.AI45];&quot;_new_colours&quot;;&quot;&quot;);SUBSTITUTE([.AI45];&quot;_old_colours&quot;;&quot;&quot;))" office:value-type="string" office:string-value="ota" calcext:value-type="string">
            <text:p>ot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achink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6]=&quot;new&quot;;SUBSTITUTE([.AI46];&quot;_new_colours&quot;;&quot;&quot;);SUBSTITUTE([.AI46];&quot;_old_colours&quot;;&quot;&quot;))" office:value-type="string" office:string-value="pachinko" calcext:value-type="string">
            <text:p>pachink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agod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7]=&quot;new&quot;;SUBSTITUTE([.AI47];&quot;_new_colours&quot;;&quot;&quot;);SUBSTITUTE([.AI47];&quot;_old_colours&quot;;&quot;&quot;))" office:value-type="string" office:string-value="pagoda" calcext:value-type="string">
            <text:p>pagod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etrol_station_larg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8]=&quot;new&quot;;SUBSTITUTE([.AI48];&quot;_new_colours&quot;;&quot;&quot;);SUBSTITUTE([.AI48];&quot;_old_colours&quot;;&quot;&quot;))" office:value-type="string" office:string-value="petrol_station_large" calcext:value-type="string">
            <text:p>petrol_station_larg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etrol_station_old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9]=&quot;new&quot;;SUBSTITUTE([.AI49];&quot;_new_colours&quot;;&quot;&quot;);SUBSTITUTE([.AI49];&quot;_old_colours&quot;;&quot;&quot;))" office:value-type="string" office:string-value="petrol_station_old" calcext:value-type="string">
            <text:p>petrol_station_old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etrol_station_small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0]=&quot;new&quot;;SUBSTITUTE([.AI50];&quot;_new_colours&quot;;&quot;&quot;);SUBSTITUTE([.AI50];&quot;_old_colours&quot;;&quot;&quot;))" office:value-type="string" office:string-value="petrol_station_small" calcext:value-type="string">
            <text:p>petrol_station_small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olice_station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1]=&quot;new&quot;;SUBSTITUTE([.AI51];&quot;_new_colours&quot;;&quot;&quot;);SUBSTITUTE([.AI51];&quot;_old_colours&quot;;&quot;&quot;))" office:value-type="string" office:string-value="police_station" calcext:value-type="string">
            <text:p>police_station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ato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2]=&quot;new&quot;;SUBSTITUTE([.AI52];&quot;_new_colours&quot;;&quot;&quot;);SUBSTITUTE([.AI52];&quot;_old_colours&quot;;&quot;&quot;))" office:value-type="string" office:string-value="sato_building" calcext:value-type="string">
            <text:p>sato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bat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3]=&quot;new&quot;;SUBSTITUTE([.AI53];&quot;_new_colours&quot;;&quot;&quot;);SUBSTITUTE([.AI53];&quot;_old_colours&quot;;&quot;&quot;))" office:value-type="string" office:string-value="shibata" calcext:value-type="string">
            <text:p>shibat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buyat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4]=&quot;new&quot;;SUBSTITUTE([.AI54];&quot;_new_colours&quot;;&quot;&quot;);SUBSTITUTE([.AI54];&quot;_old_colours&quot;;&quot;&quot;))" office:value-type="string" office:string-value="shibuyat" calcext:value-type="string">
            <text:p>shibuyat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_p_colours</text:p>
          </table:table-cell>
          <table:table-cell table:style-name="ce201"/>
          <table:table-cell/>
          <table:table-cell table:formula="of:=IF([.AJ55]=&quot;new&quot;;SUBSTITUTE([.AI55];&quot;_new_colours&quot;;&quot;&quot;);SUBSTITUTE([.AI55];&quot;_old_colours&quot;;&quot;&quot;))" office:value-type="string" office:string-value="shiro_p_colours" calcext:value-type="string">
            <text:p>shiro_p_colour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_q_colours</text:p>
          </table:table-cell>
          <table:table-cell table:style-name="ce201"/>
          <table:table-cell/>
          <table:table-cell table:formula="of:=IF([.AJ56]=&quot;new&quot;;SUBSTITUTE([.AI56];&quot;_new_colours&quot;;&quot;&quot;);SUBSTITUTE([.AI56];&quot;_old_colours&quot;;&quot;&quot;))" office:value-type="string" office:string-value="shiro_q_colours" calcext:value-type="string">
            <text:p>shiro_q_colour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_r_colours</text:p>
          </table:table-cell>
          <table:table-cell table:style-name="ce201"/>
          <table:table-cell/>
          <table:table-cell table:formula="of:=IF([.AJ57]=&quot;new&quot;;SUBSTITUTE([.AI57];&quot;_new_colours&quot;;&quot;&quot;);SUBSTITUTE([.AI57];&quot;_old_colours&quot;;&quot;&quot;))" office:value-type="string" office:string-value="shiro_r_colours" calcext:value-type="string">
            <text:p>shiro_r_colour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8]=&quot;new&quot;;SUBSTITUTE([.AI58];&quot;_new_colours&quot;;&quot;&quot;);SUBSTITUTE([.AI58];&quot;_old_colours&quot;;&quot;&quot;))" office:value-type="string" office:string-value="shiroi" calcext:value-type="string">
            <text:p>shiro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kiy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9]=&quot;new&quot;;SUBSTITUTE([.AI59];&quot;_new_colours&quot;;&quot;&quot;);SUBSTITUTE([.AI59];&quot;_old_colours&quot;;&quot;&quot;))" office:value-type="string" office:string-value="shirokiya" calcext:value-type="string">
            <text:p>shirokiy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ops_small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0]=&quot;new&quot;;SUBSTITUTE([.AI60];&quot;_new_colours&quot;;&quot;&quot;);SUBSTITUTE([.AI60];&quot;_old_colours&quot;;&quot;&quot;))" office:value-type="string" office:string-value="shops_small" calcext:value-type="string">
            <text:p>shops_small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otenga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1]=&quot;new&quot;;SUBSTITUTE([.AI61];&quot;_new_colours&quot;;&quot;&quot;);SUBSTITUTE([.AI61];&quot;_old_colours&quot;;&quot;&quot;))" office:value-type="string" office:string-value="shotengai" calcext:value-type="string">
            <text:p>shotenga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rin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2]=&quot;new&quot;;SUBSTITUTE([.AI62];&quot;_new_colours&quot;;&quot;&quot;);SUBSTITUTE([.AI62];&quot;_old_colours&quot;;&quot;&quot;))" office:value-type="string" office:string-value="shrine" calcext:value-type="string">
            <text:p>shrin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rine_prohibition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3]=&quot;new&quot;;SUBSTITUTE([.AI63];&quot;_new_colours&quot;;&quot;&quot;);SUBSTITUTE([.AI63];&quot;_old_colours&quot;;&quot;&quot;))" office:value-type="string" office:string-value="shrine_prohibition" calcext:value-type="string">
            <text:p>shrine_prohibition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tadium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4]=&quot;new&quot;;SUBSTITUTE([.AI64];&quot;_new_colours&quot;;&quot;&quot;);SUBSTITUTE([.AI64];&quot;_old_colours&quot;;&quot;&quot;))" office:value-type="string" office:string-value="stadium" calcext:value-type="string">
            <text:p>stadium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ugiyama_office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5]=&quot;new&quot;;SUBSTITUTE([.AI65];&quot;_new_colours&quot;;&quot;&quot;);SUBSTITUTE([.AI65];&quot;_old_colours&quot;;&quot;&quot;))" office:value-type="string" office:string-value="sugiyama_office_building" calcext:value-type="string">
            <text:p>sugiyama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uzuk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6]=&quot;new&quot;;SUBSTITUTE([.AI66];&quot;_new_colours&quot;;&quot;&quot;);SUBSTITUTE([.AI66];&quot;_old_colours&quot;;&quot;&quot;))" office:value-type="string" office:string-value="suzuki" calcext:value-type="string">
            <text:p>suzu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kad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7]=&quot;new&quot;;SUBSTITUTE([.AI67];&quot;_new_colours&quot;;&quot;&quot;);SUBSTITUTE([.AI67];&quot;_old_colours&quot;;&quot;&quot;))" office:value-type="string" office:string-value="takada" calcext:value-type="string">
            <text:p>takad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kag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8]=&quot;new&quot;;SUBSTITUTE([.AI68];&quot;_new_colours&quot;;&quot;&quot;);SUBSTITUTE([.AI68];&quot;_old_colours&quot;;&quot;&quot;))" office:value-type="string" office:string-value="takagi" calcext:value-type="string">
            <text:p>takag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kemaru_shopping_centr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9]=&quot;new&quot;;SUBSTITUTE([.AI69];&quot;_new_colours&quot;;&quot;&quot;);SUBSTITUTE([.AI69];&quot;_old_colours&quot;;&quot;&quot;))" office:value-type="string" office:string-value="takemaru_shopping_centre" calcext:value-type="string">
            <text:p>takemaru_shopping_centr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naguch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0]=&quot;new&quot;;SUBSTITUTE([.AI70];&quot;_new_colours&quot;;&quot;&quot;);SUBSTITUTE([.AI70];&quot;_old_colours&quot;;&quot;&quot;))" office:value-type="string" office:string-value="tanaguchi" calcext:value-type="string">
            <text:p>tanaguch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nak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1]=&quot;new&quot;;SUBSTITUTE([.AI71];&quot;_new_colours&quot;;&quot;&quot;);SUBSTITUTE([.AI71];&quot;_old_colours&quot;;&quot;&quot;))" office:value-type="string" office:string-value="tanaka" calcext:value-type="string">
            <text:p>tanak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2]=&quot;new&quot;;SUBSTITUTE([.AI72];&quot;_new_colours&quot;;&quot;&quot;);SUBSTITUTE([.AI72];&quot;_old_colours&quot;;&quot;&quot;))" office:value-type="string" office:string-value="tbuilding" calcext:value-type="string">
            <text:p>t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empl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3]=&quot;new&quot;;SUBSTITUTE([.AI73];&quot;_new_colours&quot;;&quot;&quot;);SUBSTITUTE([.AI73];&quot;_old_colours&quot;;&quot;&quot;))" office:value-type="string" office:string-value="temple" calcext:value-type="string">
            <text:p>templ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etsu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4]=&quot;new&quot;;SUBSTITUTE([.AI74];&quot;_new_colours&quot;;&quot;&quot;);SUBSTITUTE([.AI74];&quot;_old_colours&quot;;&quot;&quot;))" office:value-type="string" office:string-value="tetsui" calcext:value-type="string">
            <text:p>tetsu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hree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5]=&quot;new&quot;;SUBSTITUTE([.AI75];&quot;_new_colours&quot;;&quot;&quot;);SUBSTITUTE([.AI75];&quot;_old_colours&quot;;&quot;&quot;))" office:value-type="string" office:string-value="three_wooden_houses" calcext:value-type="string">
            <text:p>three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k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6]=&quot;new&quot;;SUBSTITUTE([.AI76];&quot;_new_colours&quot;;&quot;&quot;);SUBSTITUTE([.AI76];&quot;_old_colours&quot;;&quot;&quot;))" office:value-type="string" office:string-value="toki" calcext:value-type="string">
            <text:p>to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ky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7]=&quot;new&quot;;SUBSTITUTE([.AI77];&quot;_new_colours&quot;;&quot;&quot;);SUBSTITUTE([.AI77];&quot;_old_colours&quot;;&quot;&quot;))" office:value-type="string" office:string-value="tokyo" calcext:value-type="string">
            <text:p>toky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kyo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8]=&quot;new&quot;;SUBSTITUTE([.AI78];&quot;_new_colours&quot;;&quot;&quot;);SUBSTITUTE([.AI78];&quot;_old_colours&quot;;&quot;&quot;))" office:value-type="string" office:string-value="tokyo_tower" calcext:value-type="string">
            <text:p>tokyo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wn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9]=&quot;new&quot;;SUBSTITUTE([.AI79];&quot;_new_colours&quot;;&quot;&quot;);SUBSTITUTE([.AI79];&quot;_old_colours&quot;;&quot;&quot;))" office:value-type="string" office:string-value="townhouses" calcext:value-type="string">
            <text:p>town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yok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0]=&quot;new&quot;;SUBSTITUTE([.AI80];&quot;_new_colours&quot;;&quot;&quot;);SUBSTITUTE([.AI80];&quot;_old_colours&quot;;&quot;&quot;))" office:value-type="string" office:string-value="toyoko" calcext:value-type="string">
            <text:p>toyok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riple_wooden_town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1]=&quot;new&quot;;SUBSTITUTE([.AI81];&quot;_new_colours&quot;;&quot;&quot;);SUBSTITUTE([.AI81];&quot;_old_colours&quot;;&quot;&quot;))" office:value-type="string" office:string-value="triple_wooden_townhouses" calcext:value-type="string">
            <text:p>triple_wooden_town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suno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2]=&quot;new&quot;;SUBSTITUTE([.AI82];&quot;_new_colours&quot;;&quot;&quot;);SUBSTITUTE([.AI82];&quot;_old_colours&quot;;&quot;&quot;))" office:value-type="string" office:string-value="tsuno_building" calcext:value-type="string">
            <text:p>tsuno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suzumi_electronics_centr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3]=&quot;new&quot;;SUBSTITUTE([.AI83];&quot;_new_colours&quot;;&quot;&quot;);SUBSTITUTE([.AI83];&quot;_old_colours&quot;;&quot;&quot;))" office:value-type="string" office:string-value="tsuzumi_electronics_centre" calcext:value-type="string">
            <text:p>tsuzumi_electronics_centr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win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4]=&quot;new&quot;;SUBSTITUTE([.AI84];&quot;_new_colours&quot;;&quot;&quot;);SUBSTITUTE([.AI84];&quot;_old_colours&quot;;&quot;&quot;))" office:value-type="string" office:string-value="twin_wooden_houses" calcext:value-type="string">
            <text:p>twin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wo_small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5]=&quot;new&quot;;SUBSTITUTE([.AI85];&quot;_new_colours&quot;;&quot;&quot;);SUBSTITUTE([.AI85];&quot;_old_colours&quot;;&quot;&quot;))" office:value-type="string" office:string-value="two_small_wooden_houses" calcext:value-type="string">
            <text:p>two_small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wo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6]=&quot;new&quot;;SUBSTITUTE([.AI86];&quot;_new_colours&quot;;&quot;&quot;);SUBSTITUTE([.AI86];&quot;_old_colours&quot;;&quot;&quot;))" office:value-type="string" office:string-value="two_wooden_houses" calcext:value-type="string">
            <text:p>two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ueda_office_block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7]=&quot;new&quot;;SUBSTITUTE([.AI87];&quot;_new_colours&quot;;&quot;&quot;);SUBSTITUTE([.AI87];&quot;_old_colours&quot;;&quot;&quot;))" office:value-type="string" office:string-value="ueda_office_block" calcext:value-type="string">
            <text:p>ueda_office_block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wooden_farm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8]=&quot;new&quot;;SUBSTITUTE([.AI88];&quot;_new_colours&quot;;&quot;&quot;);SUBSTITUTE([.AI88];&quot;_old_colours&quot;;&quot;&quot;))" office:value-type="string" office:string-value="wooden_farmhouse" calcext:value-type="string">
            <text:p>wooden_farm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wooden_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9]=&quot;new&quot;;SUBSTITUTE([.AI89];&quot;_new_colours&quot;;&quot;&quot;);SUBSTITUTE([.AI89];&quot;_old_colours&quot;;&quot;&quot;))" office:value-type="string" office:string-value="wooden_house" calcext:value-type="string">
            <text:p>wooden_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x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0]=&quot;new&quot;;SUBSTITUTE([.AI90];&quot;_new_colours&quot;;&quot;&quot;);SUBSTITUTE([.AI90];&quot;_old_colours&quot;;&quot;&quot;))" office:value-type="string" office:string-value="xbuilding" calcext:value-type="string">
            <text:p>x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d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1]=&quot;new&quot;;SUBSTITUTE([.AI91];&quot;_new_colours&quot;;&quot;&quot;);SUBSTITUTE([.AI91];&quot;_old_colours&quot;;&quot;&quot;))" office:value-type="string" office:string-value="yamada" calcext:value-type="string">
            <text:p>yamad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da_electronics_centr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2]=&quot;new&quot;;SUBSTITUTE([.AI92];&quot;_new_colours&quot;;&quot;&quot;);SUBSTITUTE([.AI92];&quot;_old_colours&quot;;&quot;&quot;))" office:value-type="string" office:string-value="yamada_electronics_centre" calcext:value-type="string">
            <text:p>yamada_electronics_centr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guchi_offic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3]=&quot;new&quot;;SUBSTITUTE([.AI93];&quot;_new_colours&quot;;&quot;&quot;);SUBSTITUTE([.AI93];&quot;_old_colours&quot;;&quot;&quot;))" office:value-type="string" office:string-value="yamaguchi_office" calcext:value-type="string">
            <text:p>yamaguchi_offic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shiro_office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4]=&quot;new&quot;;SUBSTITUTE([.AI94];&quot;_new_colours&quot;;&quot;&quot;);SUBSTITUTE([.AI94];&quot;_old_colours&quot;;&quot;&quot;))" office:value-type="string" office:string-value="yamashiro_office_building" calcext:value-type="string">
            <text:p>yamashiro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shita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5]=&quot;new&quot;;SUBSTITUTE([.AI95];&quot;_new_colours&quot;;&quot;&quot;);SUBSTITUTE([.AI95];&quot;_old_colours&quot;;&quot;&quot;))" office:value-type="string" office:string-value="yamashita_building" calcext:value-type="string">
            <text:p>yamashita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nag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6]=&quot;new&quot;;SUBSTITUTE([.AI96];&quot;_new_colours&quot;;&quot;&quot;);SUBSTITUTE([.AI96];&quot;_old_colours&quot;;&quot;&quot;))" office:value-type="string" office:string-value="yanagi" calcext:value-type="string">
            <text:p>yanag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n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7]=&quot;new&quot;;SUBSTITUTE([.AI97];&quot;_new_colours&quot;;&quot;&quot;);SUBSTITUTE([.AI97];&quot;_old_colours&quot;;&quot;&quot;))" office:value-type="string" office:string-value="yano" calcext:value-type="string">
            <text:p>yan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8]=&quot;new&quot;;SUBSTITUTE([.AI98];&quot;_new_colours&quot;;&quot;&quot;);SUBSTITUTE([.AI98];&quot;_old_colours&quot;;&quot;&quot;))" office:value-type="string" office:string-value="ybuilding" calcext:value-type="string">
            <text:p>y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noya_restaurant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9]=&quot;new&quot;;SUBSTITUTE([.AI99];&quot;_new_colours&quot;;&quot;&quot;);SUBSTITUTE([.AI99];&quot;_old_colours&quot;;&quot;&quot;))" office:value-type="string" office:string-value="yoshinoya_restaurant" calcext:value-type="string">
            <text:p>yoshinoya_restaurant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noya_sushi_restaurant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00]=&quot;new&quot;;SUBSTITUTE([.AI100];&quot;_new_colours&quot;;&quot;&quot;);SUBSTITUTE([.AI100];&quot;_old_colours&quot;;&quot;&quot;))" office:value-type="string" office:string-value="yoshinoya_sushi_restaurant" calcext:value-type="string">
            <text:p>yoshinoya_sushi_restaurant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zaw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01]=&quot;new&quot;;SUBSTITUTE([.AI101];&quot;_new_colours&quot;;&quot;&quot;);SUBSTITUTE([.AI101];&quot;_old_colours&quot;;&quot;&quot;))" office:value-type="string" office:string-value="yoshizawa" calcext:value-type="string">
            <text:p>yoshizaw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zawa_old_colours</text:p>
          </table:table-cell>
          <table:table-cell table:style-name="ce201" office:value-type="string" calcext:value-type="string">
            <text:p>old</text:p>
          </table:table-cell>
          <table:table-cell/>
          <table:table-cell table:formula="of:=IF([.AJ102]=&quot;new&quot;;SUBSTITUTE([.AI102];&quot;_new_colours&quot;;&quot;&quot;);SUBSTITUTE([.AI102];&quot;_old_colours&quot;;&quot;&quot;))" office:value-type="string" office:string-value="yoshizawa" calcext:value-type="string">
            <text:p>yoshizawa</text:p>
          </table:table-cell>
          <table:table-cell table:number-columns-repeated="17"/>
        </table:table-row>
        <table:table-row table:style-name="ro1">
          <table:table-cell table:number-columns-repeated="35"/>
          <table:table-cell table:style-name="Default"/>
          <table:table-cell table:number-columns-repeated="19"/>
        </table:table-row>
        <calcext:conditional-formats>
          <calcext:conditional-format calcext:target-range-address="recolour.AI103:recolour.AI103 recolour.AI6:recolour.AI40 recolour.AI41:recolour.AJ41 recolour.AI102:recolour.AJ102 recolour.AI55:recolour.AJ57 recolour.AI42:recolour.AI54 recolour.AI58:recolour.AI101">
            <calcext:condition calcext:apply-style-name="ConditionalStyle_10" calcext:value="&gt;0" calcext:base-cell-address="recolour.AI6"/>
          </calcext:conditional-format>
        </calcext:conditional-formats>
      </table:table>
      <table:table table:name="palette" table:style-name="ta4">
        <office:forms form:automatic-focus="false" form:apply-design-mode="false"/>
        <table:table-column table:style-name="co42" table:default-cell-style-name="ce611"/>
        <table:table-column table:style-name="co42" table:default-cell-style-name="ce617"/>
        <table:table-column table:style-name="co43" table:number-columns-repeated="16" table:default-cell-style-name="ce611"/>
        <table:table-column table:style-name="co44" table:default-cell-style-name="ce611"/>
        <table:table-column table:style-name="co45" table:default-cell-style-name="ce611"/>
        <table:table-column table:style-name="co46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5">
        <table:table-column table:style-name="co47" table:default-cell-style-name="ce611"/>
        <table:table-column table:style-name="co21" table:default-cell-style-name="Default"/>
        <table:table-column table:style-name="co21" table:default-cell-style-name="ce617"/>
        <table:table-column table:style-name="co48" table:default-cell-style-name="ce611"/>
        <table:table-column table:style-name="co49" table:default-cell-style-name="ce611"/>
        <table:table-column table:style-name="co2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4" office:value-type="string" calcext:value-type="string">
            <text:p>Height</text:p>
          </table:table-cell>
          <table:table-cell table:style-name="ce24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1" table:default-cell-style-name="Default"/>
        <table:table-column table:style-name="co10" table:default-cell-style-name="ce611"/>
        <table:table-column table:style-name="co50" table:default-cell-style-name="ce611"/>
        <table:table-column table:style-name="co51" table:default-cell-style-name="ce611"/>
        <table:table-column table:style-name="co52" table:default-cell-style-name="ce611"/>
        <table:table-column table:style-name="co53" table:default-cell-style-name="ce611"/>
        <table:table-column table:style-name="co54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1" table:default-cell-style-name="ce617"/>
        <table:table-column table:style-name="co21" table:default-cell-style-name="Default"/>
        <table:table-column table:style-name="co21" table:number-columns-repeated="2" table:default-cell-style-name="ce611"/>
        <table:table-column table:style-name="co21" table:number-columns-repeated="4" table:default-cell-style-name="Default"/>
        <table:table-row table:style-name="ro1">
          <table:table-cell table:style-name="ce18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611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602" table:formula="of:=[.D2]=0" office:value-type="boolean" office:boolean-value="false" calcext:value-type="boolean">
            <text:p>FALS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166" calcext:value-type="float">
            <text:p>166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611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602" table:formula="of:=[.D3]=0" office:value-type="boolean" office:boolean-value="false" calcext:value-type="boolean">
            <text:p>FALS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90" calcext:value-type="float">
            <text:p>90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611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602" table:formula="of:=[.D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611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602" table:formula="of:=[.D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611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602" table:formula="of:=[.D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611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602" table:formula="of:=[.D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611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602" table:formula="of:=[.D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611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602" table:formula="of:=[.D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611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602" table:formula="of:=[.D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611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602" table:formula="of:=[.D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611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602" table:formula="of:=[.D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611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602" table:formula="of:=[.D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611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602" table:formula="of:=[.D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611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602" table:formula="of:=[.D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611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602" table:formula="of:=[.D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611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602" table:formula="of:=[.D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611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602" table:formula="of:=[.D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611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602" table:formula="of:=[.D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611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602" table:formula="of:=[.D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611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602" table:formula="of:=[.D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611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602" table:formula="of:=[.D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611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602" table:formula="of:=[.D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611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602" table:formula="of:=[.D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611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602" table:formula="of:=[.D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611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602" table:formula="of:=[.D2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611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602" table:formula="of:=[.D2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611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602" table:formula="of:=[.D2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611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602" table:formula="of:=[.D2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611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602" table:formula="of:=[.D3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611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602" table:formula="of:=[.D3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611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602" table:formula="of:=[.D3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611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602" table:formula="of:=[.D3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611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602" table:formula="of:=[.D3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611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602" table:formula="of:=[.D3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611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602" table:formula="of:=[.D3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611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602" table:formula="of:=[.D3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611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602" table:formula="of:=[.D3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611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602" table:formula="of:=[.D3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611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602" table:formula="of:=[.D4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611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602" table:formula="of:=[.D4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611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602" table:formula="of:=[.D4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611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602" table:formula="of:=[.D4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611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602" table:formula="of:=[.D4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611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602" table:formula="of:=[.D4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611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602" table:formula="of:=[.D4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611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602" table:formula="of:=[.D4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611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602" table:formula="of:=[.D4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611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602" table:formula="of:=[.D4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611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602" table:formula="of:=[.D5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611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602" table:formula="of:=[.D5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611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602" table:formula="of:=[.D5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611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602" table:formula="of:=[.D5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611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602" table:formula="of:=[.D5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style-name="ce611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602" table:formula="of:=[.D5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611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611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611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602" table:formula="of:=[.D5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style-name="ce611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602" table:formula="of:=[.D5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611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602" table:formula="of:=[.D6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style-name="ce611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602" table:formula="of:=[.D6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611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style-name="ce611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style-name="ce611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611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611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602" table:formula="of:=[.D6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611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602" table:formula="of:=[.D6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style-name="ce611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7" calcext:value-type="float">
            <text:p>67</text:p>
          </table:table-cell>
          <table:table-cell table:style-name="ce611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8" calcext:value-type="float">
            <text:p>68</text:p>
          </table:table-cell>
          <table:table-cell table:style-name="ce611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9" calcext:value-type="float">
            <text:p>69</text:p>
          </table:table-cell>
          <table:table-cell table:style-name="ce611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style-name="ce611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1" calcext:value-type="float">
            <text:p>71</text:p>
          </table:table-cell>
          <table:table-cell table:style-name="ce611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2" calcext:value-type="float">
            <text:p>72</text:p>
          </table:table-cell>
          <table:table-cell table:style-name="ce611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3" calcext:value-type="float">
            <text:p>73</text:p>
          </table:table-cell>
          <table:table-cell table:style-name="ce611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4" calcext:value-type="float">
            <text:p>74</text:p>
          </table:table-cell>
          <table:table-cell table:style-name="ce611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602" table:formula="of:=[.D7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5" calcext:value-type="float">
            <text:p>75</text:p>
          </table:table-cell>
          <table:table-cell table:style-name="ce611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602" table:formula="of:=[.D7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6" calcext:value-type="float">
            <text:p>76</text:p>
          </table:table-cell>
          <table:table-cell table:style-name="ce611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602" table:formula="of:=[.D7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7" calcext:value-type="float">
            <text:p>77</text:p>
          </table:table-cell>
          <table:table-cell table:style-name="ce611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602" table:formula="of:=[.D7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8" calcext:value-type="float">
            <text:p>78</text:p>
          </table:table-cell>
          <table:table-cell table:style-name="ce611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602" table:formula="of:=[.D8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9" calcext:value-type="float">
            <text:p>79</text:p>
          </table:table-cell>
          <table:table-cell table:style-name="ce611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602" table:formula="of:=[.D8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style-name="ce611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602" table:formula="of:=[.D8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1" calcext:value-type="float">
            <text:p>81</text:p>
          </table:table-cell>
          <table:table-cell table:style-name="ce611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602" table:formula="of:=[.D8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2" calcext:value-type="float">
            <text:p>82</text:p>
          </table:table-cell>
          <table:table-cell table:style-name="ce611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602" table:formula="of:=[.D8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3" calcext:value-type="float">
            <text:p>83</text:p>
          </table:table-cell>
          <table:table-cell table:style-name="ce611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602" table:formula="of:=[.D8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4" calcext:value-type="float">
            <text:p>84</text:p>
          </table:table-cell>
          <table:table-cell table:style-name="ce611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602" table:formula="of:=[.D8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5" calcext:value-type="float">
            <text:p>85</text:p>
          </table:table-cell>
          <table:table-cell table:style-name="ce611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602" table:formula="of:=[.D8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6" calcext:value-type="float">
            <text:p>86</text:p>
          </table:table-cell>
          <table:table-cell table:style-name="ce611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602" table:formula="of:=[.D8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7" calcext:value-type="float">
            <text:p>87</text:p>
          </table:table-cell>
          <table:table-cell table:style-name="ce611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602" table:formula="of:=[.D8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8" calcext:value-type="float">
            <text:p>88</text:p>
          </table:table-cell>
          <table:table-cell table:style-name="ce611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602" table:formula="of:=[.D9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9" calcext:value-type="float">
            <text:p>89</text:p>
          </table:table-cell>
          <table:table-cell table:style-name="ce611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602" table:formula="of:=[.D9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611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602" table:formula="of:=[.D9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1" calcext:value-type="float">
            <text:p>91</text:p>
          </table:table-cell>
          <table:table-cell table:style-name="ce611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602" table:formula="of:=[.D9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2" calcext:value-type="float">
            <text:p>92</text:p>
          </table:table-cell>
          <table:table-cell table:style-name="ce611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602" table:formula="of:=[.D9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3" calcext:value-type="float">
            <text:p>93</text:p>
          </table:table-cell>
          <table:table-cell table:style-name="ce611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602" table:formula="of:=[.D9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4" calcext:value-type="float">
            <text:p>94</text:p>
          </table:table-cell>
          <table:table-cell table:style-name="ce611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602" table:formula="of:=[.D9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5" calcext:value-type="float">
            <text:p>95</text:p>
          </table:table-cell>
          <table:table-cell table:style-name="ce611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602" table:formula="of:=[.D9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6" calcext:value-type="float">
            <text:p>96</text:p>
          </table:table-cell>
          <table:table-cell table:style-name="ce611" table:formula="of:=IFERROR(VLOOKUP([.A98];[$items.C:.E];3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602" table:formula="of:=[.D9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7" calcext:value-type="float">
            <text:p>97</text:p>
          </table:table-cell>
          <table:table-cell table:style-name="ce611" table:formula="of:=IFERROR(VLOOKUP([.A99];[$items.C:.E];3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602" table:formula="of:=[.D9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8" calcext:value-type="float">
            <text:p>98</text:p>
          </table:table-cell>
          <table:table-cell table:style-name="ce611" table:formula="of:=IFERROR(VLOOKUP([.A100];[$items.C:.E];3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602" table:formula="of:=[.D10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611" table:formula="of:=IFERROR(VLOOKUP([.A101];[$items.C:.E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0" calcext:value-type="float">
            <text:p>100</text:p>
          </table:table-cell>
          <table:table-cell table:style-name="ce611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1" calcext:value-type="float">
            <text:p>101</text:p>
          </table:table-cell>
          <table:table-cell table:style-name="ce611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602" table:formula="of:=[.D10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2" calcext:value-type="float">
            <text:p>102</text:p>
          </table:table-cell>
          <table:table-cell table:style-name="ce611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602" table:formula="of:=[.D10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3" calcext:value-type="float">
            <text:p>103</text:p>
          </table:table-cell>
          <table:table-cell table:style-name="ce611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4" calcext:value-type="float">
            <text:p>104</text:p>
          </table:table-cell>
          <table:table-cell table:style-name="ce611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5" calcext:value-type="float">
            <text:p>105</text:p>
          </table:table-cell>
          <table:table-cell table:style-name="ce611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602" table:formula="of:=[.D10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6" calcext:value-type="float">
            <text:p>106</text:p>
          </table:table-cell>
          <table:table-cell table:style-name="ce611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602" table:formula="of:=[.D10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7" calcext:value-type="float">
            <text:p>107</text:p>
          </table:table-cell>
          <table:table-cell table:style-name="ce611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602" table:formula="of:=[.D10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8" calcext:value-type="float">
            <text:p>108</text:p>
          </table:table-cell>
          <table:table-cell table:style-name="ce611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602" table:formula="of:=[.D1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9" calcext:value-type="float">
            <text:p>109</text:p>
          </table:table-cell>
          <table:table-cell table:style-name="ce611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602" table:formula="of:=[.D1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0" calcext:value-type="float">
            <text:p>110</text:p>
          </table:table-cell>
          <table:table-cell table:style-name="ce611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602" table:formula="of:=[.D1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1" calcext:value-type="float">
            <text:p>111</text:p>
          </table:table-cell>
          <table:table-cell table:style-name="ce611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602" table:formula="of:=[.D1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2" calcext:value-type="float">
            <text:p>112</text:p>
          </table:table-cell>
          <table:table-cell table:style-name="ce611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602" table:formula="of:=[.D1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3" calcext:value-type="float">
            <text:p>113</text:p>
          </table:table-cell>
          <table:table-cell table:style-name="ce611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602" table:formula="of:=[.D1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4" calcext:value-type="float">
            <text:p>114</text:p>
          </table:table-cell>
          <table:table-cell table:style-name="ce611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602" table:formula="of:=[.D1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5" calcext:value-type="float">
            <text:p>115</text:p>
          </table:table-cell>
          <table:table-cell table:style-name="ce611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602" table:formula="of:=[.D1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6" calcext:value-type="float">
            <text:p>116</text:p>
          </table:table-cell>
          <table:table-cell table:style-name="ce611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602" table:formula="of:=[.D1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7" calcext:value-type="float">
            <text:p>117</text:p>
          </table:table-cell>
          <table:table-cell table:style-name="ce611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602" table:formula="of:=[.D1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8" calcext:value-type="float">
            <text:p>118</text:p>
          </table:table-cell>
          <table:table-cell table:style-name="ce611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602" table:formula="of:=[.D1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9" calcext:value-type="float">
            <text:p>119</text:p>
          </table:table-cell>
          <table:table-cell table:style-name="ce611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602" table:formula="of:=[.D1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0" calcext:value-type="float">
            <text:p>120</text:p>
          </table:table-cell>
          <table:table-cell table:style-name="ce611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602" table:formula="of:=[.D1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1" calcext:value-type="float">
            <text:p>121</text:p>
          </table:table-cell>
          <table:table-cell table:style-name="ce611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602" table:formula="of:=[.D1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2" calcext:value-type="float">
            <text:p>122</text:p>
          </table:table-cell>
          <table:table-cell table:style-name="ce611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602" table:formula="of:=[.D1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3" calcext:value-type="float">
            <text:p>123</text:p>
          </table:table-cell>
          <table:table-cell table:style-name="ce611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602" table:formula="of:=[.D1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4" calcext:value-type="float">
            <text:p>124</text:p>
          </table:table-cell>
          <table:table-cell table:style-name="ce611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602" table:formula="of:=[.D12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5" calcext:value-type="float">
            <text:p>125</text:p>
          </table:table-cell>
          <table:table-cell table:style-name="ce611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602" table:formula="of:=[.D12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6" calcext:value-type="float">
            <text:p>126</text:p>
          </table:table-cell>
          <table:table-cell table:style-name="ce611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602" table:formula="of:=[.D12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7" calcext:value-type="float">
            <text:p>127</text:p>
          </table:table-cell>
          <table:table-cell table:style-name="ce611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602" table:formula="of:=[.D12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8" calcext:value-type="float">
            <text:p>128</text:p>
          </table:table-cell>
          <table:table-cell table:style-name="ce611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602" table:formula="of:=[.D13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9" calcext:value-type="float">
            <text:p>129</text:p>
          </table:table-cell>
          <table:table-cell table:style-name="ce611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602" table:formula="of:=[.D13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0" calcext:value-type="float">
            <text:p>130</text:p>
          </table:table-cell>
          <table:table-cell table:style-name="ce611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602" table:formula="of:=[.D13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1" calcext:value-type="float">
            <text:p>131</text:p>
          </table:table-cell>
          <table:table-cell table:style-name="ce611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602" table:formula="of:=[.D13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2" calcext:value-type="float">
            <text:p>132</text:p>
          </table:table-cell>
          <table:table-cell table:style-name="ce611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602" table:formula="of:=[.D13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3" calcext:value-type="float">
            <text:p>133</text:p>
          </table:table-cell>
          <table:table-cell table:style-name="ce611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602" table:formula="of:=[.D13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4" calcext:value-type="float">
            <text:p>134</text:p>
          </table:table-cell>
          <table:table-cell table:style-name="ce611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602" table:formula="of:=[.D13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5" calcext:value-type="float">
            <text:p>135</text:p>
          </table:table-cell>
          <table:table-cell table:style-name="ce611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602" table:formula="of:=[.D13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6" calcext:value-type="float">
            <text:p>136</text:p>
          </table:table-cell>
          <table:table-cell table:style-name="ce611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602" table:formula="of:=[.D13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7" calcext:value-type="float">
            <text:p>137</text:p>
          </table:table-cell>
          <table:table-cell table:style-name="ce611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602" table:formula="of:=[.D13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8" calcext:value-type="float">
            <text:p>138</text:p>
          </table:table-cell>
          <table:table-cell table:style-name="ce611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602" table:formula="of:=[.D14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9" calcext:value-type="float">
            <text:p>139</text:p>
          </table:table-cell>
          <table:table-cell table:style-name="ce611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602" table:formula="of:=[.D14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0" calcext:value-type="float">
            <text:p>140</text:p>
          </table:table-cell>
          <table:table-cell table:style-name="ce611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602" table:formula="of:=[.D14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1" calcext:value-type="float">
            <text:p>141</text:p>
          </table:table-cell>
          <table:table-cell table:style-name="ce611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602" table:formula="of:=[.D14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2" calcext:value-type="float">
            <text:p>142</text:p>
          </table:table-cell>
          <table:table-cell table:style-name="ce611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602" table:formula="of:=[.D14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3" calcext:value-type="float">
            <text:p>143</text:p>
          </table:table-cell>
          <table:table-cell table:style-name="ce611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602" table:formula="of:=[.D14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4" calcext:value-type="float">
            <text:p>144</text:p>
          </table:table-cell>
          <table:table-cell table:style-name="ce611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602" table:formula="of:=[.D14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5" calcext:value-type="float">
            <text:p>145</text:p>
          </table:table-cell>
          <table:table-cell table:style-name="ce611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602" table:formula="of:=[.D14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6" calcext:value-type="float">
            <text:p>146</text:p>
          </table:table-cell>
          <table:table-cell table:style-name="ce611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602" table:formula="of:=[.D14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7" calcext:value-type="float">
            <text:p>147</text:p>
          </table:table-cell>
          <table:table-cell table:style-name="ce611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602" table:formula="of:=[.D14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8" calcext:value-type="float">
            <text:p>148</text:p>
          </table:table-cell>
          <table:table-cell table:style-name="ce611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602" table:formula="of:=[.D15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9" calcext:value-type="float">
            <text:p>149</text:p>
          </table:table-cell>
          <table:table-cell table:style-name="ce611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602" table:formula="of:=[.D15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0" calcext:value-type="float">
            <text:p>150</text:p>
          </table:table-cell>
          <table:table-cell table:style-name="ce611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602" table:formula="of:=[.D15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1" calcext:value-type="float">
            <text:p>151</text:p>
          </table:table-cell>
          <table:table-cell table:style-name="ce611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602" table:formula="of:=[.D15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2" calcext:value-type="float">
            <text:p>152</text:p>
          </table:table-cell>
          <table:table-cell table:style-name="ce611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602" table:formula="of:=[.D15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3" calcext:value-type="float">
            <text:p>153</text:p>
          </table:table-cell>
          <table:table-cell table:style-name="ce611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602" table:formula="of:=[.D15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4" calcext:value-type="float">
            <text:p>154</text:p>
          </table:table-cell>
          <table:table-cell table:style-name="ce611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602" table:formula="of:=[.D15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5" calcext:value-type="float">
            <text:p>155</text:p>
          </table:table-cell>
          <table:table-cell table:style-name="ce611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602" table:formula="of:=[.D15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6" calcext:value-type="float">
            <text:p>156</text:p>
          </table:table-cell>
          <table:table-cell table:style-name="ce611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602" table:formula="of:=[.D15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7" calcext:value-type="float">
            <text:p>157</text:p>
          </table:table-cell>
          <table:table-cell table:style-name="ce611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602" table:formula="of:=[.D15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8" calcext:value-type="float">
            <text:p>158</text:p>
          </table:table-cell>
          <table:table-cell table:style-name="ce611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602" table:formula="of:=[.D16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9" calcext:value-type="float">
            <text:p>159</text:p>
          </table:table-cell>
          <table:table-cell table:style-name="ce611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602" table:formula="of:=[.D16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0" calcext:value-type="float">
            <text:p>160</text:p>
          </table:table-cell>
          <table:table-cell table:style-name="ce611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1" calcext:value-type="float">
            <text:p>161</text:p>
          </table:table-cell>
          <table:table-cell table:style-name="ce611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2" calcext:value-type="float">
            <text:p>162</text:p>
          </table:table-cell>
          <table:table-cell table:style-name="ce611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3" calcext:value-type="float">
            <text:p>163</text:p>
          </table:table-cell>
          <table:table-cell table:style-name="ce611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4" calcext:value-type="float">
            <text:p>164</text:p>
          </table:table-cell>
          <table:table-cell table:style-name="ce611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5" calcext:value-type="float">
            <text:p>165</text:p>
          </table:table-cell>
          <table:table-cell table:style-name="ce611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6" calcext:value-type="float">
            <text:p>166</text:p>
          </table:table-cell>
          <table:table-cell table:style-name="ce611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7" calcext:value-type="float">
            <text:p>167</text:p>
          </table:table-cell>
          <table:table-cell table:style-name="ce611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8" calcext:value-type="float">
            <text:p>168</text:p>
          </table:table-cell>
          <table:table-cell table:style-name="ce611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9" calcext:value-type="float">
            <text:p>169</text:p>
          </table:table-cell>
          <table:table-cell table:style-name="ce611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0" calcext:value-type="float">
            <text:p>170</text:p>
          </table:table-cell>
          <table:table-cell table:style-name="ce611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1" calcext:value-type="float">
            <text:p>171</text:p>
          </table:table-cell>
          <table:table-cell table:style-name="ce611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2" calcext:value-type="float">
            <text:p>172</text:p>
          </table:table-cell>
          <table:table-cell table:style-name="ce611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3" calcext:value-type="float">
            <text:p>173</text:p>
          </table:table-cell>
          <table:table-cell table:style-name="ce611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4" calcext:value-type="float">
            <text:p>174</text:p>
          </table:table-cell>
          <table:table-cell table:style-name="ce611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5" calcext:value-type="float">
            <text:p>175</text:p>
          </table:table-cell>
          <table:table-cell table:style-name="ce611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6" calcext:value-type="float">
            <text:p>176</text:p>
          </table:table-cell>
          <table:table-cell table:style-name="ce611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7" calcext:value-type="float">
            <text:p>177</text:p>
          </table:table-cell>
          <table:table-cell table:style-name="ce611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8" calcext:value-type="float">
            <text:p>178</text:p>
          </table:table-cell>
          <table:table-cell table:style-name="ce611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9" calcext:value-type="float">
            <text:p>179</text:p>
          </table:table-cell>
          <table:table-cell table:style-name="ce611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0" calcext:value-type="float">
            <text:p>180</text:p>
          </table:table-cell>
          <table:table-cell table:style-name="ce611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1" calcext:value-type="float">
            <text:p>181</text:p>
          </table:table-cell>
          <table:table-cell table:style-name="ce611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2" calcext:value-type="float">
            <text:p>182</text:p>
          </table:table-cell>
          <table:table-cell table:style-name="ce611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3" calcext:value-type="float">
            <text:p>183</text:p>
          </table:table-cell>
          <table:table-cell table:style-name="ce611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4" calcext:value-type="float">
            <text:p>184</text:p>
          </table:table-cell>
          <table:table-cell table:style-name="ce611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5" calcext:value-type="float">
            <text:p>185</text:p>
          </table:table-cell>
          <table:table-cell table:style-name="ce611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6" calcext:value-type="float">
            <text:p>186</text:p>
          </table:table-cell>
          <table:table-cell table:style-name="ce611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7" calcext:value-type="float">
            <text:p>187</text:p>
          </table:table-cell>
          <table:table-cell table:style-name="ce611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8" calcext:value-type="float">
            <text:p>188</text:p>
          </table:table-cell>
          <table:table-cell table:style-name="ce611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9" calcext:value-type="float">
            <text:p>189</text:p>
          </table:table-cell>
          <table:table-cell table:style-name="ce611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0" calcext:value-type="float">
            <text:p>190</text:p>
          </table:table-cell>
          <table:table-cell table:style-name="ce611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1" calcext:value-type="float">
            <text:p>191</text:p>
          </table:table-cell>
          <table:table-cell table:style-name="ce611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2" calcext:value-type="float">
            <text:p>192</text:p>
          </table:table-cell>
          <table:table-cell table:style-name="ce611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3" calcext:value-type="float">
            <text:p>193</text:p>
          </table:table-cell>
          <table:table-cell table:style-name="ce611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4" calcext:value-type="float">
            <text:p>194</text:p>
          </table:table-cell>
          <table:table-cell table:style-name="ce611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5" calcext:value-type="float">
            <text:p>195</text:p>
          </table:table-cell>
          <table:table-cell table:style-name="ce611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6" calcext:value-type="float">
            <text:p>196</text:p>
          </table:table-cell>
          <table:table-cell table:style-name="ce611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7" calcext:value-type="float">
            <text:p>197</text:p>
          </table:table-cell>
          <table:table-cell table:style-name="ce611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8" calcext:value-type="float">
            <text:p>198</text:p>
          </table:table-cell>
          <table:table-cell table:style-name="ce611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9" calcext:value-type="float">
            <text:p>199</text:p>
          </table:table-cell>
          <table:table-cell table:style-name="ce611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0" calcext:value-type="float">
            <text:p>200</text:p>
          </table:table-cell>
          <table:table-cell table:style-name="ce611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602" table:formula="of:=[.D20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1" calcext:value-type="float">
            <text:p>201</text:p>
          </table:table-cell>
          <table:table-cell table:style-name="ce611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602" table:formula="of:=[.D20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2" calcext:value-type="float">
            <text:p>202</text:p>
          </table:table-cell>
          <table:table-cell table:style-name="ce611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602" table:formula="of:=[.D20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3" calcext:value-type="float">
            <text:p>203</text:p>
          </table:table-cell>
          <table:table-cell table:style-name="ce611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602" table:formula="of:=[.D20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4" calcext:value-type="float">
            <text:p>204</text:p>
          </table:table-cell>
          <table:table-cell table:style-name="ce611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602" table:formula="of:=[.D20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5" calcext:value-type="float">
            <text:p>205</text:p>
          </table:table-cell>
          <table:table-cell table:style-name="ce611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602" table:formula="of:=[.D20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6" calcext:value-type="float">
            <text:p>206</text:p>
          </table:table-cell>
          <table:table-cell table:style-name="ce611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602" table:formula="of:=[.D20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7" calcext:value-type="float">
            <text:p>207</text:p>
          </table:table-cell>
          <table:table-cell table:style-name="ce611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602" table:formula="of:=[.D20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8" calcext:value-type="float">
            <text:p>208</text:p>
          </table:table-cell>
          <table:table-cell table:style-name="ce611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602" table:formula="of:=[.D2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9" calcext:value-type="float">
            <text:p>209</text:p>
          </table:table-cell>
          <table:table-cell table:style-name="ce611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602" table:formula="of:=[.D2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0" calcext:value-type="float">
            <text:p>210</text:p>
          </table:table-cell>
          <table:table-cell table:style-name="ce611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602" table:formula="of:=[.D2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1" calcext:value-type="float">
            <text:p>211</text:p>
          </table:table-cell>
          <table:table-cell table:style-name="ce611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602" table:formula="of:=[.D2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2" calcext:value-type="float">
            <text:p>212</text:p>
          </table:table-cell>
          <table:table-cell table:style-name="ce611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602" table:formula="of:=[.D2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3" calcext:value-type="float">
            <text:p>213</text:p>
          </table:table-cell>
          <table:table-cell table:style-name="ce611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602" table:formula="of:=[.D2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4" calcext:value-type="float">
            <text:p>214</text:p>
          </table:table-cell>
          <table:table-cell table:style-name="ce611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602" table:formula="of:=[.D2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5" calcext:value-type="float">
            <text:p>215</text:p>
          </table:table-cell>
          <table:table-cell table:style-name="ce611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602" table:formula="of:=[.D2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6" calcext:value-type="float">
            <text:p>216</text:p>
          </table:table-cell>
          <table:table-cell table:style-name="ce611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602" table:formula="of:=[.D2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7" calcext:value-type="float">
            <text:p>217</text:p>
          </table:table-cell>
          <table:table-cell table:style-name="ce611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602" table:formula="of:=[.D2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8" calcext:value-type="float">
            <text:p>218</text:p>
          </table:table-cell>
          <table:table-cell table:style-name="ce611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602" table:formula="of:=[.D2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9" calcext:value-type="float">
            <text:p>219</text:p>
          </table:table-cell>
          <table:table-cell table:style-name="ce611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602" table:formula="of:=[.D2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0" calcext:value-type="float">
            <text:p>220</text:p>
          </table:table-cell>
          <table:table-cell table:style-name="ce611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602" table:formula="of:=[.D2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1" calcext:value-type="float">
            <text:p>221</text:p>
          </table:table-cell>
          <table:table-cell table:style-name="ce611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602" table:formula="of:=[.D2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2" calcext:value-type="float">
            <text:p>222</text:p>
          </table:table-cell>
          <table:table-cell table:style-name="ce611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602" table:formula="of:=[.D2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3" calcext:value-type="float">
            <text:p>223</text:p>
          </table:table-cell>
          <table:table-cell table:style-name="ce611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602" table:formula="of:=[.D2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4" calcext:value-type="float">
            <text:p>224</text:p>
          </table:table-cell>
          <table:table-cell table:style-name="ce611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5" calcext:value-type="float">
            <text:p>225</text:p>
          </table:table-cell>
          <table:table-cell table:style-name="ce611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6" calcext:value-type="float">
            <text:p>226</text:p>
          </table:table-cell>
          <table:table-cell table:style-name="ce611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7" calcext:value-type="float">
            <text:p>227</text:p>
          </table:table-cell>
          <table:table-cell table:style-name="ce611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8" calcext:value-type="float">
            <text:p>228</text:p>
          </table:table-cell>
          <table:table-cell table:style-name="ce611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9" calcext:value-type="float">
            <text:p>229</text:p>
          </table:table-cell>
          <table:table-cell table:style-name="ce611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0" calcext:value-type="float">
            <text:p>230</text:p>
          </table:table-cell>
          <table:table-cell table:style-name="ce611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1" calcext:value-type="float">
            <text:p>231</text:p>
          </table:table-cell>
          <table:table-cell table:style-name="ce611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2" calcext:value-type="float">
            <text:p>232</text:p>
          </table:table-cell>
          <table:table-cell table:style-name="ce611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3" calcext:value-type="float">
            <text:p>233</text:p>
          </table:table-cell>
          <table:table-cell table:style-name="ce611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4" calcext:value-type="float">
            <text:p>234</text:p>
          </table:table-cell>
          <table:table-cell table:style-name="ce611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5" calcext:value-type="float">
            <text:p>235</text:p>
          </table:table-cell>
          <table:table-cell table:style-name="ce611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6" calcext:value-type="float">
            <text:p>236</text:p>
          </table:table-cell>
          <table:table-cell table:style-name="ce611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7" calcext:value-type="float">
            <text:p>237</text:p>
          </table:table-cell>
          <table:table-cell table:style-name="ce611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8" calcext:value-type="float">
            <text:p>238</text:p>
          </table:table-cell>
          <table:table-cell table:style-name="ce611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9" calcext:value-type="float">
            <text:p>239</text:p>
          </table:table-cell>
          <table:table-cell table:style-name="ce611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0" calcext:value-type="float">
            <text:p>240</text:p>
          </table:table-cell>
          <table:table-cell table:style-name="ce611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1" calcext:value-type="float">
            <text:p>241</text:p>
          </table:table-cell>
          <table:table-cell table:style-name="ce611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2" calcext:value-type="float">
            <text:p>242</text:p>
          </table:table-cell>
          <table:table-cell table:style-name="ce611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3" calcext:value-type="float">
            <text:p>243</text:p>
          </table:table-cell>
          <table:table-cell table:style-name="ce611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4" calcext:value-type="float">
            <text:p>244</text:p>
          </table:table-cell>
          <table:table-cell table:style-name="ce611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5" calcext:value-type="float">
            <text:p>245</text:p>
          </table:table-cell>
          <table:table-cell table:style-name="ce611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6" calcext:value-type="float">
            <text:p>246</text:p>
          </table:table-cell>
          <table:table-cell table:style-name="ce611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7" calcext:value-type="float">
            <text:p>247</text:p>
          </table:table-cell>
          <table:table-cell table:style-name="ce611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8" calcext:value-type="float">
            <text:p>248</text:p>
          </table:table-cell>
          <table:table-cell table:style-name="ce611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9" calcext:value-type="float">
            <text:p>249</text:p>
          </table:table-cell>
          <table:table-cell table:style-name="ce611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0" calcext:value-type="float">
            <text:p>250</text:p>
          </table:table-cell>
          <table:table-cell table:style-name="ce611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1" calcext:value-type="float">
            <text:p>251</text:p>
          </table:table-cell>
          <table:table-cell table:style-name="ce611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2" calcext:value-type="float">
            <text:p>252</text:p>
          </table:table-cell>
          <table:table-cell table:style-name="ce611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3" calcext:value-type="float">
            <text:p>253</text:p>
          </table:table-cell>
          <table:table-cell table:style-name="ce611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4" calcext:value-type="float">
            <text:p>254</text:p>
          </table:table-cell>
          <table:table-cell table:style-name="ce611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5" calcext:value-type="float">
            <text:p>255</text:p>
          </table:table-cell>
          <table:table-cell table:style-name="ce611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3">
        <table:table-column table:style-name="co21" table:number-columns-repeated="2" table:default-cell-style-name="Default"/>
        <table:table-column table:style-name="co55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E143" table:display-filter-buttons="true"/>
        <table:database-range table:name="__Anonymous_Sheet_DB__1" table:target-range-address="colours.A1:colours.B15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06:59:50.721707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6-08T18:17:05.937762721</dc:date>
    <meta:editing-cycles>979</meta:editing-cycles>
    <meta:editing-duration>P93DT2M2S</meta:editing-duration>
    <meta:generator>LibreOffice/25.2.3.2$Linux_X86_64 LibreOffice_project/520$Build-2</meta:generator>
    <meta:document-statistic meta:table-count="8" meta:cell-count="14915" meta:object-count="0"/>
    <meta:user-defined meta:name="AppVersion">15.0000</meta:user-defined>
  </office:meta>
</office:document-meta>
</file>